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cm" fo:margin-left="0cm" fo:margin-right="0cm" fo:margin-top="0.21cm" fo:margin-bottom="0.5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0" style:family="table">
      <style:table-properties style:width="17.011cm" fo:margin-left="0cm" fo:margin-right="-0.011cm" fo:margin-top="0.3cm" fo:margin-bottom="0cm" table:align="margins" style:may-break-between-rows="true"/>
    </style:style>
    <style:style style:name="Table10.A" style:family="table-column">
      <style:table-column-properties style:column-width="4.008cm" style:rel-column-width="15439*"/>
    </style:style>
    <style:style style:name="Table10.B" style:family="table-column">
      <style:table-column-properties style:column-width="5.687cm" style:rel-column-width="21908*"/>
    </style:style>
    <style:style style:name="Table10.C" style:family="table-column">
      <style:table-column-properties style:column-width="7.317cm" style:rel-column-width="28188*"/>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cm" fo:margin-left="0cm" fo:margin-right="0.011cm" fo:margin-top="0cm" fo:margin-bottom="0.499cm" table:align="margins" style:may-break-between-rows="false"/>
    </style:style>
    <style:style style:name="Table8.A" style:family="table-column">
      <style:table-column-properties style:column-width="5.29cm" style:rel-column-width="20404*"/>
    </style:style>
    <style:style style:name="Table8.B" style:family="table-column">
      <style:table-column-properties style:column-width="11.7cm" style:rel-column-width="45131*"/>
    </style:style>
    <style:style style:name="Table8.1" style:family="table-row">
      <style:table-row-properties style:min-row-height="0.741cm"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2" style:family="table-row">
      <style:table-row-properties fo:keep-together="always"/>
    </style:style>
    <style:style style:name="Table8.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B2" style:family="table-cell">
      <style:table-cell-properties fo:background-color="transparent" fo:padding="0.097cm" fo:border-left="none" fo:border-right="none" fo:border-top="none" fo:border-bottom="0.05pt solid #000000">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8.8" style:family="table-row">
      <style:table-row-properties fo:keep-together="always"/>
    </style:style>
    <style:style style:name="Table14" style:family="table">
      <style:table-properties style:width="17.013cm" fo:margin-left="0cm" fo:margin-right="-0.012cm" fo:margin-top="0cm" fo:margin-bottom="0.423cm" table:align="margins" fo:keep-with-next="auto"/>
    </style:style>
    <style:style style:name="Table14.A" style:family="table-column">
      <style:table-column-properties style:column-width="3.387cm" style:rel-column-width="13045*"/>
    </style:style>
    <style:style style:name="Table14.B" style:family="table-column">
      <style:table-column-properties style:column-width="6.807cm" style:rel-column-width="26220*"/>
    </style:style>
    <style:style style:name="Table14.C" style:family="table-column">
      <style:table-column-properties style:column-width="6.819cm" style:rel-column-width="26270*"/>
    </style:style>
    <style:style style:name="Table14.1" style:family="table-row">
      <style:table-row-properties fo:keep-together="always"/>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C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C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C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4.C5" style:family="table-cell">
      <style:table-cell-properties fo:background-color="#ffffff" fo:padding="0.097cm" fo:border-left="none" fo:border-right="none" fo:border-top="none" fo:border-bottom="0.05pt solid #000000">
        <style:background-image/>
      </style:table-cell-properties>
    </style:style>
    <style:style style:name="Table14.A6" style:family="table-cell">
      <style:table-cell-properties fo:background-color="#ffffff" fo:padding="0.097cm" fo:border-left="none" fo:border-right="none" fo:border-top="none" fo:border-bottom="0.05pt solid #000000">
        <style:background-image/>
      </style:table-cell-properties>
    </style:style>
    <style:style style:name="Table14.B6" style:family="table-cell">
      <style:table-cell-properties fo:background-color="#ffffff" fo:padding="0.097cm" fo:border-left="none" fo:border-right="none" fo:border-top="none" fo:border-bottom="0.05pt solid #000000">
        <style:background-image/>
      </style:table-cell-properties>
    </style:style>
    <style:style style:name="Table14.C6" style:family="table-cell">
      <style:table-cell-properties fo:background-color="#ffffff" fo:padding="0.097cm" fo:border-left="none" fo:border-right="none" fo:border-top="none" fo:border-bottom="0.05pt solid #000000">
        <style:background-image/>
      </style:table-cell-properties>
    </style:style>
    <style:style style:name="Table14.A7" style:family="table-cell">
      <style:table-cell-properties fo:background-color="#ffffff" fo:padding="0.097cm" fo:border-left="none" fo:border-right="none" fo:border-top="none" fo:border-bottom="0.05pt solid #000000">
        <style:background-image/>
      </style:table-cell-properties>
    </style:style>
    <style:style style:name="Table14.B7" style:family="table-cell">
      <style:table-cell-properties fo:background-color="#ffffff" fo:padding="0.097cm" fo:border-left="none" fo:border-right="none" fo:border-top="none" fo:border-bottom="0.05pt solid #000000">
        <style:background-image/>
      </style:table-cell-properties>
    </style:style>
    <style:style style:name="Table14.C7" style:family="table-cell">
      <style:table-cell-properties fo:background-color="#ffffff" fo:padding="0.097cm" fo:border-left="none" fo:border-right="none" fo:border-top="none" fo:border-bottom="0.05pt solid #000000">
        <style:background-image/>
      </style:table-cell-properties>
    </style:style>
    <style:style style:name="Table7" style:family="table">
      <style:table-properties style:width="17cm" fo:margin-left="0cm" fo:margin-right="0cm" fo:margin-top="0.199cm" fo:margin-bottom="0.499cm" table:align="margins" style:may-break-between-rows="false"/>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0.097cm" fo:border-left="none" fo:border-right="none" fo:border-top="0.05pt solid #000000" fo:border-bottom="0.05pt solid #000000">
        <style:background-image/>
      </style:table-cell-properties>
    </style:style>
    <style:style style:name="Table7.2" style:family="table-row">
      <style:table-row-properties fo:keep-together="always"/>
    </style:style>
    <style:style style:name="Table7.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7.B2" style:family="table-cell">
      <style:table-cell-properties fo:background-color="transparent" fo:padding="0.097cm" fo:border-left="none" fo:border-right="none" fo:border-top="none" fo:border-bottom="0.05pt solid #000000">
        <style:background-image/>
      </style:table-cell-properties>
    </style:style>
    <style:style style:name="Table7.3" style:family="table-row">
      <style:table-row-properties fo:keep-together="always"/>
    </style:style>
    <style:style style:name="Table7.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7.B3" style:family="table-cell">
      <style:table-cell-properties fo:background-color="#ffffff" fo:padding="0.097cm" fo:border-left="none" fo:border-right="none" fo:border-top="none" fo:border-bottom="0.05pt solid #000000">
        <style:background-image/>
      </style:table-cell-properties>
    </style:style>
    <style:style style:name="Table7.4" style:family="table-row">
      <style:table-row-properties fo:keep-together="always"/>
    </style:style>
    <style:style style:name="Table7.A4" style:family="table-cell">
      <style:table-cell-properties fo:background-color="transparent" fo:padding="0.097cm" fo:border-left="none" fo:border-right="none" fo:border-top="none" fo:border-bottom="0.05pt solid #000000">
        <style:background-image/>
      </style:table-cell-properties>
    </style:style>
    <style:style style:name="Table7.B4" style:family="table-cell">
      <style:table-cell-properties fo:background-color="transparent" fo:padding="0.097cm" fo:border-left="none" fo:border-right="none" fo:border-top="none" fo:border-bottom="0.05pt solid #000000">
        <style:background-image/>
      </style:table-cell-properties>
    </style:style>
    <style:style style:name="Table7.5" style:family="table-row">
      <style:table-row-properties fo:keep-together="always"/>
    </style:style>
    <style:style style:name="Table7.B5" style:family="table-cell">
      <style:table-cell-properties fo:background-color="#ffffff" fo:padding="0.097cm" fo:border-left="none" fo:border-right="none" fo:border-top="none" fo:border-bottom="0.05pt solid #000000">
        <style:background-image/>
      </style:table-cell-properties>
    </style:style>
    <style:style style:name="Table7.6" style:family="table-row">
      <style:table-row-properties fo:keep-together="always"/>
    </style:style>
    <style:style style:name="Table7.A6"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7.B6" style:family="table-cell">
      <style:table-cell-properties fo:background-color="transparent" fo:padding="0.097cm" fo:border-left="none" fo:border-right="none" fo:border-top="none" fo:border-bottom="0.05pt solid #000000">
        <style:background-image/>
      </style:table-cell-properties>
    </style:style>
    <style:style style:name="Table7.7" style:family="table-row">
      <style:table-row-properties fo:keep-together="always"/>
    </style:style>
    <style:style style:name="Table7.B7" style:family="table-cell">
      <style:table-cell-properties fo:background-color="#ffffff" fo:padding="0.097cm" fo:border-left="none" fo:border-right="none" fo:border-top="none" fo:border-bottom="0.05pt solid #000000">
        <style:background-image/>
      </style:table-cell-properties>
    </style:style>
    <style:style style:name="Table7.8" style:family="table-row">
      <style:table-row-properties fo:keep-together="always"/>
    </style:style>
    <style:style style:name="Table7.B8" style:family="table-cell">
      <style:table-cell-properties fo:background-color="transparent" fo:padding="0.097cm" fo:border-left="none" fo:border-right="none" fo:border-top="none" fo:border-bottom="0.05pt solid #000000">
        <style:background-image/>
      </style:table-cell-properties>
    </style:style>
    <style:style style:name="Table7.9" style:family="table-row">
      <style:table-row-properties fo:keep-together="always"/>
    </style:style>
    <style:style style:name="Table7.B9" style:family="table-cell">
      <style:table-cell-properties fo:background-color="transparent" fo:padding="0.097cm" fo:border-left="none" fo:border-right="none" fo:border-top="none" fo:border-bottom="0.05pt solid #000000">
        <style:background-image/>
      </style:table-cell-properties>
    </style:style>
    <style:style style:name="Table3" style:family="table">
      <style:table-properties style:width="17.013cm" fo:margin-left="0cm" fo:margin-right="-0.012cm" fo:margin-top="0.3cm" fo:margin-bottom="0.499cm" table:align="margins" fo:keep-with-next="auto" style:may-break-between-rows="false"/>
    </style:style>
    <style:style style:name="Table3.A" style:family="table-column">
      <style:table-column-properties style:column-width="5.265cm" style:rel-column-width="20282*"/>
    </style:style>
    <style:style style:name="Table3.B" style:family="table-column">
      <style:table-column-properties style:column-width="11.748cm" style:rel-column-width="45253*"/>
    </style:style>
    <style:style style:name="Table3.1" style:family="table-row">
      <style:table-row-properties fo:keep-together="always"/>
    </style:style>
    <style:style style:name="Table3.A1" style:family="table-cell">
      <style:table-cell-properties fo:background-color="#e6e6e6" fo:padding-left="0.101cm" fo:padding-right="0.101cm" fo:padding-top="0.199cm" fo:padding-bottom="0.101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99cm" fo:padding-bottom="0.101cm" fo:border-left="none" fo:border-right="none" fo:border-top="none" fo:border-bottom="0.05pt solid #000000">
        <style:background-image/>
      </style:table-cell-properties>
    </style:style>
    <style:style style:name="Table1" style:family="table">
      <style:table-properties style:width="17cm" fo:margin-left="0cm" fo:margin-right="0cm" fo:margin-top="0cm" fo:margin-bottom="0.499cm" table:align="margins" fo:keep-with-next="auto" style:may-break-between-rows="false"/>
    </style:style>
    <style:style style:name="Table1.A" style:family="table-column">
      <style:table-column-properties style:column-width="5.272cm" style:rel-column-width="20324*"/>
    </style:style>
    <style:style style:name="Table1.B" style:family="table-column">
      <style:table-column-properties style:column-width="11.728cm" style:rel-column-width="45211*"/>
    </style:style>
    <style:style style:name="Table1.1" style:family="table-row">
      <style:table-row-properties fo:keep-together="always"/>
    </style:style>
    <style:style style:name="Table1.A1" style:family="table-cell">
      <style:table-cell-properties fo:background-color="#e6e6e6" fo:padding="0.097cm" fo:border-left="none" fo:border-right="none" fo:border-top="0.05pt solid #000000" fo:border-bottom="0.05pt solid #000000">
        <style:background-image/>
      </style:table-cell-properties>
    </style:style>
    <style:style style:name="Table1.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1.B2" style:family="table-cell">
      <style:table-cell-properties fo:background-color="transparent" fo:padding="0.097cm" fo:border-left="none" fo:border-right="none" fo:border-top="none" fo:border-bottom="0.05pt solid #000000">
        <style:background-image/>
      </style:table-cell-properties>
    </style:style>
    <style:style style:name="Table1.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1.B3" style:family="table-cell">
      <style:table-cell-properties fo:background-color="#ffffff" fo:padding="0.097cm" fo:border-left="none" fo:border-right="none" fo:border-top="none" fo:border-bottom="0.05pt solid #000000">
        <style:background-image/>
      </style:table-cell-properties>
    </style:style>
    <style:style style:name="Table1.B4" style:family="table-cell">
      <style:table-cell-properties fo:background-color="transparent" fo:padding="0.097cm" fo:border-left="none" fo:border-right="none" fo:border-top="none" fo:border-bottom="0.05pt solid #000000">
        <style:background-image/>
      </style:table-cell-properties>
    </style:style>
    <style:style style:name="Table1.B5" style:family="table-cell">
      <style:table-cell-properties fo:background-color="transparent" fo:padding="0.097cm" fo:border-left="none" fo:border-right="none" fo:border-top="none" fo:border-bottom="0.05pt solid #000000">
        <style:background-image/>
      </style:table-cell-properties>
    </style:style>
    <style:style style:name="Table5" style:family="table">
      <style:table-properties style:width="17cm" fo:margin-left="0cm" fo:margin-right="0cm" fo:margin-top="0cm" fo:margin-bottom="0.499cm" table:align="margins" fo:keep-with-next="auto" style:may-break-between-rows="false"/>
    </style:style>
    <style:style style:name="Table5.A" style:family="table-column">
      <style:table-column-properties style:column-width="5.272cm" style:rel-column-width="20324*"/>
    </style:style>
    <style:style style:name="Table5.B" style:family="table-column">
      <style:table-column-properties style:column-width="11.728cm" style:rel-column-width="45211*"/>
    </style:style>
    <style:style style:name="Table5.1" style:family="table-row">
      <style:table-row-properties fo:keep-together="always"/>
    </style:style>
    <style:style style:name="Table5.A1" style:family="table-cell">
      <style:table-cell-properties fo:background-color="#e6e6e6" fo:padding="0.097cm" fo:border-left="none" fo:border-right="none" fo:border-top="0.05pt solid #000000" fo:border-bottom="0.05pt solid #000000">
        <style:background-image/>
      </style:table-cell-properties>
    </style:style>
    <style:style style:name="Table5.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5.B2" style:family="table-cell">
      <style:table-cell-properties fo:background-color="transparent" fo:padding="0.097cm" fo:border-left="none" fo:border-right="none" fo:border-top="none" fo:border-bottom="0.05pt solid #000000">
        <style:background-image/>
      </style:table-cell-properties>
    </style:style>
    <style:style style:name="Table5.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5.B3" style:family="table-cell">
      <style:table-cell-properties fo:background-color="#ffffff" fo:padding="0.097cm" fo:border-left="none" fo:border-right="none" fo:border-top="none" fo:border-bottom="0.05pt solid #000000">
        <style:background-image/>
      </style:table-cell-properties>
    </style:style>
    <style:style style:name="Table5.B4" style:family="table-cell">
      <style:table-cell-properties fo:background-color="transparent" fo:padding="0.097cm" fo:border-left="none" fo:border-right="none" fo:border-top="none" fo:border-bottom="0.05pt solid #000000">
        <style:background-image/>
      </style:table-cell-properties>
    </style:style>
    <style:style style:name="Table5.B5" style:family="table-cell">
      <style:table-cell-properties fo:background-color="#ffffff" fo:padding="0.097cm" fo:border-left="none" fo:border-right="none" fo:border-top="none" fo:border-bottom="0.05pt solid #000000">
        <style:background-image/>
      </style:table-cell-properties>
    </style:style>
    <style:style style:name="Table5.B6" style:family="table-cell">
      <style:table-cell-properties fo:background-color="transparent" fo:padding="0.097cm" fo:border-left="none" fo:border-right="none" fo:border-top="none" fo:border-bottom="0.05pt solid #000000">
        <style:background-image/>
      </style:table-cell-properties>
    </style:style>
    <style:style style:name="Table5.B7" style:family="table-cell">
      <style:table-cell-properties fo:background-color="#ffffff" fo:padding="0.097cm" fo:border-left="none" fo:border-right="none" fo:border-top="none" fo:border-bottom="0.05pt solid #000000">
        <style:background-image/>
      </style:table-cell-properties>
    </style:style>
    <style:style style:name="Table5.B8" style:family="table-cell">
      <style:table-cell-properties fo:background-color="transparent" fo:padding="0.097cm" fo:border-left="none" fo:border-right="none" fo:border-top="none" fo:border-bottom="0.05pt solid #000000">
        <style:background-image/>
      </style:table-cell-properties>
    </style:style>
    <style:style style:name="Table5.B9" style:family="table-cell">
      <style:table-cell-properties fo:background-color="#ffffff" fo:padding="0.097cm" fo:border-left="none" fo:border-right="none" fo:border-top="none" fo:border-bottom="0.05pt solid #000000">
        <style:background-image/>
      </style:table-cell-properties>
    </style:style>
    <style:style style:name="Table5.B10" style:family="table-cell">
      <style:table-cell-properties fo:background-color="transparent" fo:padding="0.097cm" fo:border-left="none" fo:border-right="none" fo:border-top="none" fo:border-bottom="0.05pt solid #000000">
        <style:background-image/>
      </style:table-cell-properties>
    </style:style>
    <style:style style:name="Table5.B11" style:family="table-cell">
      <style:table-cell-properties fo:background-color="transparent" fo:padding="0.097cm" fo:border-left="none" fo:border-right="none" fo:border-top="none" fo:border-bottom="0.05pt solid #000000">
        <style:background-image/>
      </style:table-cell-properties>
    </style:style>
    <style:style style:name="Table6" style:family="table">
      <style:table-properties style:width="16.99cm" fo:margin-left="0cm" fo:margin-right="0.011cm" fo:margin-top="0cm" fo:margin-bottom="0.499cm" table:align="margins" style:may-break-between-rows="true"/>
    </style:style>
    <style:style style:name="Table6.A" style:family="table-column">
      <style:table-column-properties style:column-width="5.29cm" style:rel-column-width="20405*"/>
    </style:style>
    <style:style style:name="Table6.B" style:family="table-column">
      <style:table-column-properties style:column-width="11.7cm" style:rel-column-width="45130*"/>
    </style:style>
    <style:style style:name="Table6.1" style:family="table-row">
      <style:table-row-properties style:min-row-height="0.741cm" fo:keep-together="always"/>
    </style:style>
    <style:style style:name="Table6.A1" style:family="table-cell">
      <style:table-cell-properties fo:background-color="#e6e6e6" fo:padding="0.097cm" fo:border-left="none" fo:border-right="none" fo:border-top="0.05pt solid #000000" fo:border-bottom="0.05pt solid #000000">
        <style:background-image/>
      </style:table-cell-properties>
    </style:style>
    <style:style style:name="Table6.2" style:family="table-row">
      <style:table-row-properties fo:keep-together="always"/>
    </style:style>
    <style:style style:name="Table6.A2" style:family="table-cell">
      <style:table-cell-properties fo:background-color="transparent" fo:padding="0.097cm" fo:border-left="none" fo:border-right="none" fo:border-top="none" fo:border-bottom="0.05pt solid #000000">
        <style:background-image/>
      </style:table-cell-properties>
    </style:style>
    <style:style style:name="Table6.3" style:family="table-row">
      <style:table-row-properties fo:keep-together="always"/>
    </style:style>
    <style:style style:name="Table6.A3" style:family="table-cell">
      <style:table-cell-properties fo:background-color="#ffffff" fo:padding="0.097cm" fo:border-left="none" fo:border-right="none" fo:border-top="none" fo:border-bottom="0.05pt solid #000000">
        <style:background-image/>
      </style:table-cell-propertie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6.14" style:family="table-row">
      <style:table-row-properties fo:keep-together="always"/>
    </style:style>
    <style:style style:name="Table12" style:family="table">
      <style:table-properties style:width="17cm" fo:margin-top="0.3cm" fo:margin-bottom="0.499cm" fo:break-before="auto" fo:break-after="auto" table:align="left" fo:keep-with-next="auto" style:may-break-between-rows="false" table:border-model="collapsing"/>
    </style:style>
    <style:style style:name="Table12.A" style:family="table-column">
      <style:table-column-properties style:column-width="4.703cm"/>
    </style:style>
    <style:style style:name="Table12.B" style:family="table-column">
      <style:table-column-properties style:column-width="12.298cm"/>
    </style:style>
    <style:style style:name="Table12.1" style:family="table-row">
      <style:table-row-properties fo:keep-together="always"/>
    </style:style>
    <style:style style:name="Table12.A1" style:family="table-cell">
      <style:table-cell-properties style:vertical-align="" fo:background-color="#e6e6e6" fo:padding-left="0.101cm" fo:padding-right="0.101cm" fo:padding-top="0.199cm" fo:padding-bottom="0.101cm" fo:border-left="none" fo:border-right="none" fo:border-top="0.25pt solid #000000" fo:border-bottom="0.25pt solid #000000" style:writing-mode="page">
        <style:background-image/>
      </style:table-cell-properties>
    </style:style>
    <style:style style:name="Table12.A2" style:family="table-cell">
      <style:table-cell-properties style:vertical-align="" fo:background-color="transparent" fo:padding-left="0.101cm" fo:padding-right="0.101cm" fo:padding-top="0.199cm" fo:padding-bottom="0.101cm" fo:border-left="none" fo:border-right="none" fo:border-top="none" fo:border-bottom="0.25pt solid #000000" style:writing-mode="page">
        <style:background-image/>
      </style:table-cell-properties>
    </style:style>
    <style:style style:name="Table13" style:family="table">
      <style:table-properties style:width="16.944cm" fo:margin-left="0cm" fo:margin-right="0.056cm" fo:margin-top="0.3cm" fo:margin-bottom="0.499cm" fo:break-before="auto" fo:break-after="auto" table:align="margins" fo:keep-with-next="auto" style:may-break-between-rows="true" table:border-model="collapsing"/>
    </style:style>
    <style:style style:name="Table13.A" style:family="table-column">
      <style:table-column-properties style:column-width="6.973cm" style:rel-column-width="26968*"/>
    </style:style>
    <style:style style:name="Table13.B" style:family="table-column">
      <style:table-column-properties style:column-width="9.971cm" style:rel-column-width="38567*"/>
    </style:style>
    <style:style style:name="Table13.1" style:family="table-row">
      <style:table-row-properties fo:keep-together="always"/>
    </style:style>
    <style:style style:name="Table13.A1" style:family="table-cell">
      <style:table-cell-properties style:vertical-align="" fo:background-color="#e6e6e6" fo:padding-left="0.101cm" fo:padding-right="0.101cm" fo:padding-top="0.199cm" fo:padding-bottom="0.101cm" fo:border-left="none" fo:border-right="none" fo:border-top="0.25pt solid #000000" fo:border-bottom="0.25pt solid #000000" style:writing-mode="page">
        <style:background-image/>
      </style:table-cell-properties>
    </style:style>
    <style:style style:name="Table13.A2" style:family="table-cell">
      <style:table-cell-properties style:vertical-align="" fo:background-color="transparent" fo:padding-left="0.101cm" fo:padding-right="0.101cm" fo:padding-top="0.199cm" fo:padding-bottom="0.101cm" fo:border-left="none" fo:border-right="none" fo:border-top="none" fo:border-bottom="0.25pt solid #000000" style:writing-mode="page">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style:font-name="Liberation Sans" fo:font-size="10.3999996185303pt" style:font-size-asian="10.3999996185303pt" style:font-size-complex="10.3999996185303pt"/>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c8e50"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DejaVu Serif" fo:font-size="10.4499998092651pt" fo:font-style="normal" fo:text-shadow="none" style:text-underline-style="none" fo:font-weight="normal" officeooo:paragraph-rsid="001955c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14d71"/>
    </style:style>
    <style:style style:name="P9" style:family="paragraph" style:parent-style-name="OOoTableText">
      <style:text-properties officeooo:rsid="0030c1f7" officeooo:paragraph-rsid="001531da"/>
    </style:style>
    <style:style style:name="P10" style:family="paragraph" style:parent-style-name="OOoTableText">
      <style:text-properties officeooo:paragraph-rsid="001531da"/>
    </style:style>
    <style:style style:name="P11" style:family="paragraph" style:parent-style-name="OOoTableText">
      <style:text-properties officeooo:rsid="002833c6" officeooo:paragraph-rsid="001955cc"/>
    </style:style>
    <style:style style:name="P12" style:family="paragraph" style:parent-style-name="OOoTableText">
      <style:text-properties officeooo:paragraph-rsid="001955cc"/>
    </style:style>
    <style:style style:name="P13" style:family="paragraph" style:parent-style-name="OOoTableText">
      <style:text-properties officeooo:paragraph-rsid="001bc929"/>
    </style:style>
    <style:style style:name="P14"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5" style:family="paragraph" style:parent-style-name="OOoTextBody">
      <style:text-properties officeooo:paragraph-rsid="001531da"/>
    </style:style>
    <style:style style:name="P16" style:family="paragraph" style:parent-style-name="OOoTextBody">
      <style:text-properties officeooo:paragraph-rsid="002a9dd0"/>
    </style:style>
    <style:style style:name="P17" style:family="paragraph" style:parent-style-name="OOoTextBody">
      <style:text-properties officeooo:rsid="005e68eb" officeooo:paragraph-rsid="002a9dd0"/>
    </style:style>
    <style:style style:name="P18" style:family="paragraph" style:parent-style-name="OOoTableHeader">
      <style:text-properties officeooo:rsid="0030c1f7" officeooo:paragraph-rsid="001531da"/>
    </style:style>
    <style:style style:name="P19" style:family="paragraph" style:parent-style-name="OOoTableHeader">
      <style:text-properties officeooo:paragraph-rsid="001955cc"/>
    </style:style>
    <style:style style:name="P20" style:family="paragraph" style:parent-style-name="OOoTableHeader">
      <style:text-properties officeooo:paragraph-rsid="001bc929"/>
    </style:style>
    <style:style style:name="P21" style:family="paragraph" style:parent-style-name="OOoTextBody_5f_ListIntro">
      <style:text-properties officeooo:paragraph-rsid="001531da"/>
    </style:style>
    <style:style style:name="P22" style:family="paragraph" style:parent-style-name="OOoTextBody" style:master-page-name="">
      <style:paragraph-properties style:page-number="auto" fo:keep-with-next="always"/>
    </style:style>
    <style:style style:name="P23" style:family="paragraph" style:parent-style-name="OOoTextBody" style:master-page-name="">
      <style:paragraph-properties style:page-number="auto" fo:keep-with-next="always"/>
      <style:text-properties officeooo:paragraph-rsid="001531da"/>
    </style:style>
    <style:style style:name="P24" style:family="paragraph" style:parent-style-name="OOoContents_20_1">
      <style:paragraph-properties>
        <style:tab-stops>
          <style:tab-stop style:position="17cm" style:type="right" style:leader-style="dotted" style:leader-text="."/>
        </style:tab-stops>
      </style:paragraph-properties>
    </style:style>
    <style:style style:name="P25" style:family="paragraph" style:parent-style-name="OOoContents_20_2">
      <style:paragraph-properties>
        <style:tab-stops>
          <style:tab-stop style:position="16.501cm" style:type="right" style:leader-style="dotted" style:leader-text="."/>
        </style:tab-stops>
      </style:paragraph-properties>
    </style:style>
    <style:style style:name="P26" style:family="paragraph" style:parent-style-name="OOoNewChapter" style:master-page-name="OOoFirstPage">
      <style:paragraph-properties style:page-number="auto"/>
    </style:style>
    <style:style style:name="P27" style:family="paragraph" style:parent-style-name="OOoTableText">
      <style:text-properties style:text-underline-style="none" fo:font-weight="normal" officeooo:paragraph-rsid="00114d71" style:font-weight-asian="normal" style:font-weight-complex="normal"/>
    </style:style>
    <style:style style:name="P28" style:family="paragraph" style:parent-style-name="OOoList_20_1_20_Start">
      <style:text-properties officeooo:paragraph-rsid="001531da"/>
    </style:style>
    <style:style style:name="P29" style:family="paragraph" style:parent-style-name="OOoHeading_20_2">
      <style:text-properties officeooo:paragraph-rsid="002a9dd0"/>
    </style:style>
    <style:style style:name="P30" style:family="paragraph" style:parent-style-name="OOoHeading_20_2">
      <style:text-properties officeooo:paragraph-rsid="001531da"/>
    </style:style>
    <style:style style:name="P31" style:family="paragraph" style:parent-style-name="OOoHeading_20_1">
      <style:text-properties officeooo:rsid="0030c1f7" officeooo:paragraph-rsid="001531da"/>
    </style:style>
    <style:style style:name="P32" style:family="paragraph" style:parent-style-name="OOoHeading_20_1">
      <style:text-properties officeooo:paragraph-rsid="001955cc"/>
    </style:style>
    <style:style style:name="P33" style:family="paragraph" style:parent-style-name="OOoHeading_20_1">
      <style:text-properties officeooo:paragraph-rsid="001bc929"/>
    </style:style>
    <style:style style:name="P34" style:family="paragraph" style:parent-style-name="OOoHeading_20_1" style:master-page-name="">
      <style:paragraph-properties style:page-number="auto" fo:break-before="auto" fo:break-after="auto" fo:keep-with-next="always"/>
    </style:style>
    <style:style style:name="P35" style:family="paragraph" style:parent-style-name="OOoHeading_20_1" style:master-page-name="OOoPageStyle">
      <style:paragraph-properties style:page-number="auto" fo:break-before="auto" fo:break-after="auto"/>
    </style:style>
    <style:style style:name="P36" style:family="paragraph" style:parent-style-name="OOoList_20_1_20_End">
      <style:text-properties officeooo:paragraph-rsid="001531da"/>
    </style:style>
    <style:style style:name="P37" style:family="paragraph" style:parent-style-name="OOoList_20_1_20_End">
      <style:text-properties officeooo:rsid="0030c1f7" officeooo:paragraph-rsid="001531da"/>
    </style:style>
    <style:style style:name="P38"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text-underline-style="solid" style:text-underline-width="auto" style:text-underline-color="font-color" officeooo:rsid="00114d71"/>
    </style:style>
    <style:style style:name="T4" style:family="text">
      <style:text-properties style:text-underline-style="solid" style:text-underline-width="auto" style:text-underline-color="font-color" style:font-weight-asian="normal" style:font-weight-complex="normal"/>
    </style:style>
    <style:style style:name="T5" style:family="text">
      <style:text-properties fo:color="#18a303" style:font-name="Liberation Sans4" fo:font-size="16pt" fo:language="en" fo:country="US" fo:font-weight="bold"/>
    </style:style>
    <style:style style:name="T6" style:family="text">
      <style:text-properties style:font-name="Liberation Sans1" fo:font-size="11pt" fo:language="en" fo:country="US"/>
    </style:style>
    <style:style style:name="T7" style:family="text">
      <style:text-properties style:font-name="Liberation Sans1" fo:font-size="10.4499998092651pt" fo:language="en" fo:country="US" style:letter-kerning="true"/>
    </style:style>
    <style:style style:name="T8" style:family="text">
      <style:text-properties style:font-name="Liberation Sans" fo:font-size="10.3999996185303pt" fo:language="en" fo:country="US" style:letter-kerning="true" style:font-size-asian="10.3999996185303pt" style:font-size-complex="10.3999996185303pt"/>
    </style:style>
    <style:style style:name="T9" style:family="text">
      <style:text-properties fo:language="en" fo:country="US"/>
    </style:style>
    <style:style style:name="T10" style:family="text">
      <style:text-properties fo:language="en" fo:country="US" style:letter-kerning="true"/>
    </style:style>
    <style:style style:name="T11" style:family="text">
      <style:text-properties fo:language="zxx" fo:country="none"/>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officeooo:rsid="000db00f"/>
    </style:style>
    <style:style style:name="T15" style:family="text">
      <style:text-properties style:text-underline-style="none" officeooo:rsid="00114d71"/>
    </style:style>
    <style:style style:name="T16" style:family="text">
      <style:text-properties style:text-underline-style="none" style:font-weight-asian="normal" style:font-weight-complex="normal"/>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114d71" style:font-weight-asian="normal" style:font-weight-complex="normal"/>
    </style:style>
    <style:style style:name="T19" style:family="text">
      <style:text-properties style:text-underline-style="none" fo:font-weight="normal" officeooo:rsid="0012d0ab" style:font-weight-asian="normal" style:font-weight-complex="normal"/>
    </style:style>
    <style:style style:name="T20" style:family="text">
      <style:text-properties style:text-underline-style="none" fo:font-weight="normal" officeooo:rsid="001531da" style:font-weight-asian="normal" style:font-weight-complex="normal"/>
    </style:style>
    <style:style style:name="T21" style:family="text">
      <style:text-properties style:text-underline-style="none" style:font-weight-complex="normal"/>
    </style:style>
    <style:style style:name="T22" style:family="text">
      <style:text-properties officeooo:rsid="003b153b"/>
    </style:style>
    <style:style style:name="T23" style:family="text">
      <style:text-properties officeooo:rsid="0026efa3"/>
    </style:style>
    <style:style style:name="T24" style:family="text">
      <style:text-properties fo:font-weight="normal" style:font-weight-asian="normal" style:font-weight-complex="normal"/>
    </style:style>
    <style:style style:name="T25" style:family="text">
      <style:text-properties officeooo:rsid="0018b752"/>
    </style:style>
    <style:style style:name="T26" style:family="text">
      <style:text-properties style:letter-kerning="true"/>
    </style:style>
    <style:style style:name="T27" style:family="text">
      <style:text-properties officeooo:rsid="0037141b"/>
    </style:style>
    <style:style style:name="T28" style:family="text">
      <style:text-properties officeooo:rsid="00380a0e"/>
    </style:style>
    <style:style style:name="T29" style:family="text">
      <style:text-properties officeooo:rsid="002833c6"/>
    </style:style>
    <style:style style:name="T30" style:family="text">
      <style:text-properties officeooo:rsid="001ba49f"/>
    </style:style>
    <style:style style:name="T31" style:family="text">
      <style:text-properties officeooo:rsid="0023cbe8"/>
    </style:style>
    <style:style style:name="T32" style:family="text">
      <style:text-properties officeooo:rsid="002a26a5"/>
    </style:style>
    <style:style style:name="T33" style:family="text">
      <style:text-properties officeooo:rsid="0011bdb2"/>
    </style:style>
    <style:style style:name="T34" style:family="text">
      <style:text-properties officeooo:rsid="00114d7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 draw:name="graphics2" text:anchor-type="paragraph" svg:x="1.062cm" svg:y="1.164cm" svg:width="13.284cm" svg:height="3.378cm" draw:z-index="0"><draw:image xlink:href="Pictures/10000201000007D0000001FDE3A2A0C3.png" xlink:type="simple" xlink:show="embed" xlink:actuate="onLoad"/>
    </draw:frame></text:p>
      <text:p text:style-name="OOoGuideName">Getting Started Guide<text:hidden-paragraph text:condition="ooow:MD!=0"/></text:p>
      <text:p text:style-name="OOoHeading_20_0">Appendix <text:span text:style-name="OOoChapterNumber">A <text:s/></text:span><text:line-break/>Keyboard Shortcuts</text:p>
      <text:p text:style-name="OOoTextBody"/>
      <text:p text:style-name="OOoPageBreak"/>
      <text:section text:style-name="Sect1" text:name="Section1" text:condition="ooow:MD !=0" text:display="condition">
        <text:h text:style-name="OOoHeading_20_1" text:outline-level="1"><text:bookmark-start text:name="__RefHeading__7949_1196992793"/>Copyright<text:bookmark-end text:name="__RefHeading__7949_1196992793"/></text:h>
        <text:p text:style-name="P16">This document is Copyright © 2010–2014 by the LibreOffice Documentation Team. Contributors are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33">http://creativecommons.org/licenses/by/4.0/</text:span></text:a>), version 4.0 or later.</text:p>
        <text:p text:style-name="P16">All trademarks within this guide belong to their legitimate owners.</text:p>
        <text:h text:style-name="OOoHeading_20_2" text:outline-level="2"><text:bookmark-start text:name="__RefHeading__366856_837524436"/>Contributors<text:bookmark-end text:name="__RefHeading__366856_837524436"/></text:h>
        <text:p text:style-name="OOoTextBody">Ron Faile Jr.<text:line-break/>Jean Hollis Weber<text:line-break/>John A Smith</text:p>
        <text:h text:style-name="OOoHeading_20_2" text:outline-level="2"><text:bookmark-start text:name="__RefHeading__366858_837524436"/>Feedback<text:bookmark-end text:name="__RefHeading__366858_837524436"/></text:h>
        <text:p text:style-name="P16">Please direct any comments or suggestions about this document to the Documentation Team’s mailing list: <text:a xlink:type="simple" xlink:href="mailto:documentation@global.libreoffice.org">documentation@global.libreoffice.org</text:a></text:p>
        <text:p text:style-name="P17"><text:span text:style-name="OOoStrongEmphasis">Note:</text:span> Everything you send to a mailing list, including your email address and any other personal information that is written in the message, is publicly archived and cannot be deleted.</text:p>
        <text:h text:style-name="P29" text:outline-level="2"><text:bookmark-start text:name="__RefHeading__366860_837524436"/>Acknowledgments<text:bookmark-end text:name="__RefHeading__366860_837524436"/></text:h>
        <text:p text:style-name="OOoTextBody">This appendix is based on Appendix A of <text:span text:style-name="OOoEmphasis">Getting Started with OpenOffice.org 3.3</text:span>. The contributors to that appendix are:</text:p>
        <text:p text:style-name="LibOTextBody">Peter Hillier-Brook<text:line-break/>Jean Hollis Weber<text:line-break/>Alexander Noël Dunne</text:p>
        <text:h text:style-name="OOoHeading_20_2" text:outline-level="2"><text:bookmark-start text:name="__RefHeading__366862_837524436"/>Publication date and software version<text:bookmark-end text:name="__RefHeading__366862_837524436"/></text:h>
        <text:p text:style-name="P16">Published 11 June 2014 . Based on LibreOffice 4.2.</text:p>
        <text:p text:style-name="P3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7949_1196992793" text:style-name="Internet_20_link" text:visited-style-name="Internet_20_link">Copyright<text:tab/>2</text:a></text:p>
            <text:p text:style-name="P25"><text:a xlink:type="simple" xlink:href="#__RefHeading__366856_837524436" text:style-name="Internet_20_link" text:visited-style-name="Internet_20_link">Contributors<text:tab/>2</text:a></text:p>
            <text:p text:style-name="P25"><text:a xlink:type="simple" xlink:href="#__RefHeading__366858_837524436" text:style-name="Internet_20_link" text:visited-style-name="Internet_20_link">Feedback<text:tab/>2</text:a></text:p>
            <text:p text:style-name="P25"><text:a xlink:type="simple" xlink:href="#__RefHeading__366860_837524436" text:style-name="Internet_20_link" text:visited-style-name="Internet_20_link">Acknowledgments<text:tab/>2</text:a></text:p>
            <text:p text:style-name="P25"><text:a xlink:type="simple" xlink:href="#__RefHeading__366862_837524436" text:style-name="Internet_20_link" text:visited-style-name="Internet_20_link">Publication date and software version<text:tab/>2</text:a></text:p>
            <text:p text:style-name="P24"><text:a xlink:type="simple" xlink:href="#__RefHeading__5492_1474499666" text:style-name="Internet_20_link" text:visited-style-name="Internet_20_link">Introduction<text:tab/>4</text:a></text:p>
            <text:p text:style-name="P25"><text:a xlink:type="simple" xlink:href="#__RefHeading__6646_1474499666" text:style-name="Internet_20_link" text:visited-style-name="Internet_20_link">Tip for Macintosh users<text:tab/>4</text:a></text:p>
            <text:p text:style-name="P24"><text:a xlink:type="simple" xlink:href="#__RefHeading__3055_280305268" text:style-name="Internet_20_link" text:visited-style-name="Internet_20_link">General keyboard shortcuts<text:tab/>5</text:a></text:p>
            <text:p text:style-name="P25"><text:a xlink:type="simple" xlink:href="#__RefHeading__7990_1196992793" text:style-name="Internet_20_link" text:visited-style-name="Internet_20_link">Opening menus and menu items<text:tab/>5</text:a></text:p>
            <text:p text:style-name="P25"><text:a xlink:type="simple" xlink:href="#__RefHeading__9176_964876837" text:style-name="Internet_20_link" text:visited-style-name="Internet_20_link">Accessing a menu command<text:tab/>5</text:a></text:p>
            <text:p text:style-name="P25"><text:a xlink:type="simple" xlink:href="#__RefHeading__2804_1683030460" text:style-name="Internet_20_link" text:visited-style-name="Internet_20_link">Executing a toolbar command<text:tab/>6</text:a></text:p>
            <text:p text:style-name="P24"><text:a xlink:type="simple" xlink:href="#__RefHeading__9178_964876837" text:style-name="Internet_20_link" text:visited-style-name="Internet_20_link">Navigating and selecting with the keyboard<text:tab/>6</text:a></text:p>
            <text:p text:style-name="P24"><text:a xlink:type="simple" xlink:href="#__RefHeading__3057_280305268" text:style-name="Internet_20_link" text:visited-style-name="Internet_20_link">Controlling dialogs<text:tab/>7</text:a></text:p>
            <text:p text:style-name="P24"><text:a xlink:type="simple" xlink:href="#__RefHeading__9180_964876837" text:style-name="Internet_20_link" text:visited-style-name="Internet_20_link">Macros<text:tab/>7</text:a></text:p>
            <text:p text:style-name="P24"><text:a xlink:type="simple" xlink:href="#__RefHeading__6648_1474499666" text:style-name="Internet_20_link" text:visited-style-name="Internet_20_link">Getting help<text:tab/>7</text:a></text:p>
            <text:p text:style-name="P24"><text:a xlink:type="simple" xlink:href="#__RefHeading__3063_280305268" text:style-name="Internet_20_link" text:visited-style-name="Internet_20_link">Managing documents<text:tab/>8</text:a></text:p>
            <text:p text:style-name="P24"><text:a xlink:type="simple" xlink:href="#__RefHeading__3065_280305268" text:style-name="Internet_20_link" text:visited-style-name="Internet_20_link">Editing<text:tab/>8</text:a></text:p>
            <text:p text:style-name="P24"><text:a xlink:type="simple" xlink:href="#__RefHeading__4070_474125404" text:style-name="Internet_20_link" text:visited-style-name="Internet_20_link">Selecting rows and columns in a database table opened by F4<text:tab/>9</text:a></text:p>
            <text:p text:style-name="P24"><text:a xlink:type="simple" xlink:href="#__RefHeading__5929_1920147500" text:style-name="Internet_20_link" text:visited-style-name="Internet_20_link">Shortcut keys for drawing objects<text:tab/>9</text:a></text:p>
            <text:p text:style-name="P24"><text:a xlink:type="simple" xlink:href="#__RefHeading__3071_280305268" text:style-name="Internet_20_link" text:visited-style-name="Internet_20_link">Defining keyboard shortcuts<text:tab/>10</text:a></text:p>
            <text:p text:style-name="P24"><text:a xlink:type="simple" xlink:href="#__RefHeading__3073_280305268" text:style-name="Internet_20_link" text:visited-style-name="Internet_20_link">Further reading<text:tab/>10</text:a></text:p>
          </text:index-body>
        </text:table-of-content>
        <text:p text:style-name="OOoTextBody"/>
      </text:section>
      <text:h text:style-name="P35" text:outline-level="1"><text:bookmark-start text:name="__RefHeading__5492_1474499666"/>Introduction<text:bookmark-end text:name="__RefHeading__5492_1474499666"/></text:h>
      <text:p text:style-name="OOoTextBody">You can use LibreOffice without requiring a pointing device, such as a mouse or touchpad, by using its built-in keyboard shortcuts.</text:p>
      <text:p text:style-name="OOoTextBody">This appendix lists some of the most common built-in keyboard shortcuts that apply to all components of LibreOffice. For shortcuts specific to Writer, Calc, Impress, Draw, or Base, read the relevant component guide or search the application Help.</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Some of the shortcuts listed here may not work if your operating system uses the same shortcuts for other tasks.</text:p>
            <text:p text:style-name="OOoTableText">To resolve any conflicts, assign different keys to these shortcuts by reconfiguring either LibreOffice (see Chapter 14) or your operating system (see system documentation).</text:p>
          </table:table-cell>
        </table:table-row>
      </table:table>
      <text:h text:style-name="OOoHeading_20_2" text:outline-level="2"><text:bookmark-start text:name="__RefHeading__6646_1474499666"/>Tip for Macintosh users<text:bookmark-end text:name="__RefHeading__6646_1474499666"/></text:h>
      <text:p text:style-name="OOoTextBody">Some keystrokes are different on a Mac from those used in Windows and Linux. The following table gives some common substitutions for the instructions in this chapter. For a more detailed list, see the application Help.</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Windows or Linux</text:p>
          </table:table-cell>
          <table:table-cell table:style-name="Table10.A1" office:value-type="string">
            <text:p text:style-name="P14">Mac equivalent</text:p>
          </table:table-cell>
          <table:table-cell table:style-name="Table10.A1" office:value-type="string">
            <text:p text:style-name="P14">Effect</text:p>
          </table:table-cell>
        </table:table-row>
        <table:table-row table:style-name="Table10.1">
          <table:table-cell table:style-name="Table10.A2" office:value-type="string">
            <text:p text:style-name="P4"><text:span text:style-name="OOoKeystroke">Right-click</text:span></text:p>
          </table:table-cell>
          <table:table-cell table:style-name="Table10.A2" office:value-type="string">
            <text:p text:style-name="P5"><text:span text:style-name="OOoKeystroke">Control+click</text:span> and/or <text:span text:style-name="OOoKeystroke">right-click</text:span> depending on computer system</text:p>
          </table:table-cell>
          <table:table-cell table:style-name="Table10.A2" office:value-type="string">
            <text:p text:style-name="P4">Opens a context menu</text:p>
          </table:table-cell>
        </table:table-row>
        <table:table-row table:style-name="Table10.1">
          <table:table-cell table:style-name="Table10.A2" office:value-type="string">
            <text:p text:style-name="P4"><text:span text:style-name="OOoKeystroke">Ctrl (Control)</text:span></text:p>
          </table:table-cell>
          <table:table-cell table:style-name="Table10.A2" office:value-type="string">
            <text:p text:style-name="P6"><text:span text:style-name="OOoKeystroke">⌘ (Command)</text:span></text:p>
          </table:table-cell>
          <table:table-cell table:style-name="Table10.A2" office:value-type="string">
            <text:p text:style-name="P4">Used with other keys</text:p>
          </table:table-cell>
        </table:table-row>
        <table:table-row table:style-name="Table10.1">
          <table:table-cell table:style-name="Table10.A2" office:value-type="string">
            <text:p text:style-name="P4"><text:span text:style-name="OOoKeystroke">F5</text:span></text:p>
          </table:table-cell>
          <table:table-cell table:style-name="Table10.A2" office:value-type="string">
            <text:p text:style-name="P6"><text:span text:style-name="OOoKeystroke">Shift</text:span>+<text:span text:style-name="OOoKeystroke">⌘</text:span>+<text:span text:style-name="OOoKeystroke">F5</text:span></text:p>
          </table:table-cell>
          <table:table-cell table:style-name="Table10.A2" office:value-type="string">
            <text:p text:style-name="P4">Opens the Navigator</text:p>
          </table:table-cell>
        </table:table-row>
        <table:table-row table:style-name="Table10.1">
          <table:table-cell table:style-name="Table10.A2" office:value-type="string">
            <text:p text:style-name="P4"><text:span text:style-name="OOoKeystroke">F11</text:span></text:p>
          </table:table-cell>
          <table:table-cell table:style-name="Table10.A2" office:value-type="string">
            <text:p text:style-name="P6"><text:span text:style-name="OOoKeystroke">⌘+T</text:span></text:p>
          </table:table-cell>
          <table:table-cell table:style-name="Table10.A2" office:value-type="string">
            <text:p text:style-name="P4">Opens the Styles and Formatting window</text:p>
          </table:table-cell>
        </table:table-row>
      </table:table>
      <text:h text:style-name="P34" text:outline-level="1"><text:bookmark-start text:name="__RefHeading__3055_280305268"/><text:soft-page-break/>General keyboard shortcuts<text:bookmark-end text:name="__RefHeading__3055_280305268"/></text:h>
      <text:h text:style-name="OOoHeading_20_2" text:outline-level="2"><text:bookmark-start text:name="__RefHeading__7990_1196992793"/><text:alphabetical-index-mark text:string-value="Opening menus"/>Opening menus and menu items<text:bookmark-end text:name="__RefHeading__7990_1196992793"/></text:h>
      <table:table table:name="Table8" table:style-name="Table8">
        <table:table-column table:style-name="Table8.A"/>
        <table:table-column table:style-name="Table8.B"/>
        <table:table-header-rows>
          <table:table-row table:style-name="Table8.1">
            <table:table-cell table:style-name="Table8.A1" office:value-type="string">
              <text:p text:style-name="OOoTableHeader">Shortcut Keys</text:p>
            </table:table-cell>
            <table:table-cell table:style-name="Table8.A1" office:value-type="string">
              <text:p text:style-name="OOoTableHeader">Result</text:p>
            </table:table-cell>
          </table:table-row>
        </table:table-header-rows>
        <table:table-row table:style-name="Table8.2">
          <table:table-cell table:style-name="Table8.A2" office:value-type="string">
            <text:p text:style-name="OOoTableText"><text:span text:style-name="OOoKeystroke">Alt+&lt;?&gt;</text:span></text:p>
          </table:table-cell>
          <table:table-cell table:style-name="Table8.B2" office:value-type="string">
            <text:p text:style-name="OOoTableText">Opens a menu where &lt;?&gt; is the underlined character of the menu you want to open. For example, <text:span text:style-name="OOoKeystroke">Alt+F</text:span> opens the menu <text:span text:style-name="OOoMenuPath">File</text:span></text:p>
            <text:p text:style-name="P27">With the menu open, you will again find underlined characters. You can access these menu items directly by simply pressing the underlined character key. Where two menu items have the same underlined character, press the character key again to move to the next item.</text:p>
            <text:p text:style-name="P8">Example: to access the <text:span text:style-name="OOoMenuPath">Printer Settings</text:span> item of the <text:span text:style-name="OOoMenuPath">File</text:span> menu after opening it, press <text:span text:style-name="OOoKeystroke">R</text:span> twice to move from the initial <text:span text:style-name="OOoMenuPath">Digital Signatures </text:span>selection to <text:span text:style-name="OOoMenuPath">Printer Settings.</text:span></text:p>
            <text:p text:style-name="P8">There may be instances where an item in a menu has no underlined character. This will have to be clicked directly.</text:p>
          </table:table-cell>
        </table:table-row>
        <table:table-row table:style-name="Table8.3">
          <table:table-cell table:style-name="Table8.A2" office:value-type="string">
            <text:p text:style-name="OOoTableText"><text:span text:style-name="OOoKeystroke">Esc</text:span></text:p>
          </table:table-cell>
          <table:table-cell table:style-name="Table8.A2" office:value-type="string">
            <text:p text:style-name="OOoTableText">Closes an open menu.</text:p>
          </table:table-cell>
        </table:table-row>
        <table:table-row table:style-name="Table8.4">
          <table:table-cell table:style-name="Table8.A2" office:value-type="string">
            <text:p text:style-name="OOoTableText"><text:span text:style-name="OOoKeystroke">F6</text:span></text:p>
          </table:table-cell>
          <table:table-cell table:style-name="Table8.A2" office:value-type="string">
            <text:p text:style-name="OOoTableText_5f_ListIntro">Repeatedly pressing <text:span text:style-name="OOoKeystroke">F6</text:span> switches the focus and circles through the following objects:</text:p>
            <text:list xml:id="list4034783900796690394" text:style-name="OOoBullets_20_1">
              <text:list-item>
                <text:p text:style-name="OOoListTNC_20_Start">Menu bar</text:p>
              </text:list-item>
              <text:list-item>
                <text:p text:style-name="OOoListTNC_20_Cont.">Every toolbar from top to bottom and from left to right</text:p>
              </text:list-item>
              <text:list-item>
                <text:p text:style-name="OOoListTNC_20_Cont.">Every free window from left to right</text:p>
              </text:list-item>
              <text:list-item>
                <text:p text:style-name="OOoListTNC_20_End">Document</text:p>
              </text:list-item>
            </text:list>
          </table:table-cell>
        </table:table-row>
        <table:table-row table:style-name="Table8.5">
          <table:table-cell table:style-name="Table8.A2" office:value-type="string">
            <text:p text:style-name="OOoTableText"><text:span text:style-name="OOoKeystroke">Shift+F6</text:span></text:p>
          </table:table-cell>
          <table:table-cell table:style-name="Table8.A2" office:value-type="string">
            <text:p text:style-name="OOoTableText">Switches through objects in the opposite direction.</text:p>
          </table:table-cell>
        </table:table-row>
        <table:table-row table:style-name="Table8.6">
          <table:table-cell table:style-name="Table8.A2" office:value-type="string">
            <text:p text:style-name="OOoTableText"><text:span text:style-name="OOoKeystroke">Ctrl+F6</text:span></text:p>
          </table:table-cell>
          <table:table-cell table:style-name="Table8.A2" office:value-type="string">
            <text:p text:style-name="OOoTableText">Switches the focus to the document.</text:p>
          </table:table-cell>
        </table:table-row>
        <table:table-row table:style-name="Table8.7">
          <table:table-cell table:style-name="Table8.A2" office:value-type="string">
            <text:p text:style-name="OOoTableText"><text:span text:style-name="OOoKeystroke">F10 </text:span>or<text:span text:style-name="OOoKeystroke"> Alt</text:span></text:p>
          </table:table-cell>
          <table:table-cell table:style-name="Table8.A2" office:value-type="string">
            <text:p text:style-name="OOoTableText">Switches to the Menu bar and back.</text:p>
          </table:table-cell>
        </table:table-row>
        <table:table-row table:style-name="Table8.8">
          <table:table-cell table:style-name="Table8.A2" office:value-type="string">
            <text:p text:style-name="OOoTableText"><text:span text:style-name="OOoKeystroke">Esc</text:span></text:p>
          </table:table-cell>
          <table:table-cell table:style-name="Table8.A2" office:value-type="string">
            <text:p text:style-name="OOoTableText">Closes an open menu.</text:p>
          </table:table-cell>
        </table:table-row>
      </table:table>
      <text:h text:style-name="P30" text:outline-level="2"><text:bookmark-start text:name="__RefHeading__9176_964876837"/>Accessing a menu command<text:bookmark-end text:name="__RefHeading__9176_964876837"/></text:h>
      <text:p text:style-name="P15">Press <text:span text:style-name="OOoKeystroke">Alt</text:span> or <text:span text:style-name="OOoKeystroke">F6</text:span> or <text:span text:style-name="OOoKeystroke">F10</text:span> to select the first item on the menu bar (the <text:span text:style-name="OOoMenuPath">File</text:span> menu). With the <text:span text:style-name="OOoKeystroke">right‑arrow</text:span>, the next menu to the right is selected; with the <text:span text:style-name="OOoKeystroke">left-arrow</text:span>, the previous menu. The <text:span text:style-name="OOoKeystroke">Home</text:span> and <text:span text:style-name="OOoKeystroke">End</text:span> keys select the first and the last item on the Menu bar.</text:p>
      <text:p text:style-name="P15">The <text:span text:style-name="OOoKeystroke">down-arrow</text:span> opens a selected menu. An additional <text:span text:style-name="OOoKeystroke">down-arrow</text:span> and <text:span text:style-name="OOoKeystroke">up-arrow</text:span> moves the selection through the menu commands. The <text:span text:style-name="OOoKeystroke">right-arrow</text:span> opens any existing submenus.</text:p>
      <text:p text:style-name="P15">Press <text:span text:style-name="OOoKeystroke">Enter</text:span> to execute the selected menu command.</text:p>
      <text:h text:style-name="P30" text:outline-level="2"><text:bookmark-start text:name="__RefHeading__2804_1683030460"/><text:soft-page-break/><text:alphabetical-index-mark text:string-value="toolbar command"/>Executing a toolbar command<text:bookmark-end text:name="__RefHeading__2804_1683030460"/></text:h>
      <text:p text:style-name="P23">Press <text:span text:style-name="OOoKeystroke">F6</text:span> repeatedly until the first icon on the toolbar is selected. Use the right and left arrows to select an icon on a horizontal toolbar. Similarly, use the up and down arrows to select an icon on a vertical toolbar. The <text:span text:style-name="OOoKeystroke">Home</text:span> key selects the first icon on a toolbar and the <text:span text:style-name="OOoKeystroke">End</text:span> key, the last.</text:p>
      <text:p text:style-name="P21">Press <text:span text:style-name="OOoKeystroke">Enter</text:span> to execute the selected icon. If the selected icon normally demands a consecutive mouse action, such as inserting a rectangle, then pressing the <text:span text:style-name="OOoKeystroke">Enter</text:span> key is not sufficient: in these cases press <text:span text:style-name="OOoKeystroke">Ctrl+Enter</text:span>.</text:p>
      <text:list xml:id="list82109079956031" text:continue-numbering="true" text:style-name="OOoBullets_20_1">
        <text:list-item>
          <text:p text:style-name="P28">Press <text:span text:style-name="OOoKeystroke">Ctrl+Enter</text:span> on an icon for creating a draw object. A draw object will be placed into the middle of the view, with a predefined size.</text:p>
        </text:list-item>
        <text:list-item>
          <text:p text:style-name="P36">Press <text:span text:style-name="OOoKeystroke">Ctrl+Enter</text:span> on the Selection tool to select the first draw object in the document. If you want to edit, size, or move the selected draw object, first use <text:span text:style-name="OOoKeystroke">Ctrl+F6</text:span> to move the focus into the document.</text:p>
        </text:list-item>
      </text:list>
      <text:h text:style-name="P31" text:outline-level="1"><text:bookmark-start text:name="__RefHeading__9178_964876837"/>Navigating and selecting with the keyboard<text:bookmark-end text:name="__RefHeading__9178_964876837"/></text:h>
      <text:p text:style-name="P21">You can navigate through a document and make selections with the keyboard.</text:p>
      <text:list xml:id="list82107573523927" text:continue-numbering="true" text:style-name="OOoBullets_20_1">
        <text:list-item>
          <text:p text:style-name="P28">To move the cursor, press the key or key combination given in the following table.</text:p>
        </text:list-item>
        <text:list-item>
          <text:p text:style-name="P37">To select the characters under the moving cursor, additionally hold down the <text:span text:style-name="OOoKeystroke">Shift</text:span> key when you move the cursor.</text:p>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8">Key</text:p>
            </table:table-cell>
            <table:table-cell table:style-name="Table14.A1" office:value-type="string">
              <text:p text:style-name="P18">Function</text:p>
            </table:table-cell>
            <table:table-cell table:style-name="Table14.A1" office:value-type="string">
              <text:p text:style-name="P18">Plus Ctrl key</text:p>
            </table:table-cell>
          </table:table-row>
        </table:table-header-rows>
        <table:table-row table:style-name="Table14.1">
          <table:table-cell table:style-name="Table14.A2" office:value-type="string">
            <text:p text:style-name="P10"><text:span text:style-name="OOoKeystroke">Right, left arrow keys</text:span></text:p>
          </table:table-cell>
          <table:table-cell table:style-name="Table14.B2" office:value-type="string">
            <text:p text:style-name="P9">Moves the cursor one character to the left or to the right.</text:p>
          </table:table-cell>
          <table:table-cell table:style-name="Table14.C2" office:value-type="string">
            <text:p text:style-name="P10">Moves the cursor one word to the left or to the right.</text:p>
          </table:table-cell>
        </table:table-row>
        <table:table-row table:style-name="Table14.1">
          <table:table-cell table:style-name="Table14.A3" office:value-type="string">
            <text:p text:style-name="P10"><text:span text:style-name="OOoKeystroke">Up, down arrow keys</text:span></text:p>
          </table:table-cell>
          <table:table-cell table:style-name="Table14.B3" office:value-type="string">
            <text:p text:style-name="P10">Moves the cursor up or down one line.</text:p>
          </table:table-cell>
          <table:table-cell table:style-name="Table14.C3" office:value-type="string">
            <text:p text:style-name="P10">(<text:span text:style-name="OOoKeystroke">Ctrl+Alt</text:span>) Moves the current paragraph up or down.</text:p>
          </table:table-cell>
        </table:table-row>
        <table:table-row table:style-name="Table14.1">
          <table:table-cell table:style-name="Table14.A2" office:value-type="string">
            <text:p text:style-name="P10"><text:span text:style-name="OOoKeystroke">Home</text:span></text:p>
          </table:table-cell>
          <table:table-cell table:style-name="Table14.B4" office:value-type="string">
            <text:p text:style-name="P10">Moves the cursor to the beginning of the current line.</text:p>
          </table:table-cell>
          <table:table-cell table:style-name="Table14.C4" office:value-type="string">
            <text:p text:style-name="P10">Moves the cursor to the beginning of the document.</text:p>
          </table:table-cell>
        </table:table-row>
        <table:table-row table:style-name="Table14.1">
          <table:table-cell table:style-name="Table14.A5" office:value-type="string">
            <text:p text:style-name="P10"><text:span text:style-name="OOoKeystroke">End</text:span></text:p>
          </table:table-cell>
          <table:table-cell table:style-name="Table14.B5" office:value-type="string">
            <text:p text:style-name="P10">Moves the cursor to the end of the current line.</text:p>
          </table:table-cell>
          <table:table-cell table:style-name="Table14.C5" office:value-type="string">
            <text:p text:style-name="P10">Moves the cursor to the end of the document.</text:p>
          </table:table-cell>
        </table:table-row>
        <table:table-row table:style-name="Table14.1">
          <table:table-cell table:style-name="Table14.A7" office:value-type="string">
            <text:p text:style-name="P10"><text:span text:style-name="OOoKeystroke">PgUp</text:span></text:p>
          </table:table-cell>
          <table:table-cell table:style-name="Table14.B7" office:value-type="string">
            <text:p text:style-name="P10">Scrolls up one page.</text:p>
          </table:table-cell>
          <table:table-cell table:style-name="Table14.C6" office:value-type="string">
            <text:p text:style-name="P10">Moves the cursor to the header.</text:p>
          </table:table-cell>
        </table:table-row>
        <table:table-row table:style-name="Table14.1">
          <table:table-cell table:style-name="Table14.A7" office:value-type="string">
            <text:p text:style-name="P10"><text:span text:style-name="OOoKeystroke">PgDn</text:span></text:p>
          </table:table-cell>
          <table:table-cell table:style-name="Table14.B7" office:value-type="string">
            <text:p text:style-name="P10">Scroll down one page.</text:p>
          </table:table-cell>
          <table:table-cell table:style-name="Table14.C7" office:value-type="string">
            <text:p text:style-name="P10">Moves the cursor to the footer.</text:p>
          </table:table-cell>
        </table:table-row>
      </table:table>
      <text:h text:style-name="OOoHeading_20_1" text:outline-level="1"><text:bookmark-start text:name="__RefHeading__3057_280305268"/><text:soft-page-break/><text:alphabetical-index-mark text:string-value="Controlling dialogs"/>Controlling dialogs<text:bookmark-end text:name="__RefHeading__3057_280305268"/></text:h>
      <text:p text:style-name="P22"><text:bookmark-start text:name="__RefHeading__7992_1196992793"/>When you open any dialog, one element (such as a button, an option field, an entry in a list box, or a checkbox) is highlighted or indicated by a dotted box around the field or button name. This element is said to have the focus on it.<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Shortcut Keys</text:p>
            </table:table-cell>
            <table:table-cell table:style-name="Table7.A1" office:value-type="string">
              <text:p text:style-name="OOoTableHeader">Result</text:p>
            </table:table-cell>
          </table:table-row>
        </table:table-header-rows>
        <table:table-row table:style-name="Table7.2">
          <table:table-cell table:style-name="Table7.A2" office:value-type="string">
            <text:p text:style-name="OOoTableText"><text:span text:style-name="OOoKeystroke">Enter</text:span></text:p>
          </table:table-cell>
          <table:table-cell table:style-name="Table7.B9" office:value-type="string">
            <text:p text:style-name="OOoTableText">Activates selected button. In most cases where no button is selected, <text:span text:style-name="OOoKeystroke">Enter</text:span> is equivalent to clicking <text:span text:style-name="OOoMenuPath">OK</text:span>.</text:p>
          </table:table-cell>
        </table:table-row>
        <table:table-row table:style-name="Table7.3">
          <table:table-cell table:style-name="Table7.A3" office:value-type="string">
            <text:p text:style-name="OOoTableText"><text:span text:style-name="OOoKeystroke">Esc</text:span></text:p>
          </table:table-cell>
          <table:table-cell table:style-name="Table7.B7" office:value-type="string">
            <text:p text:style-name="OOoTableText">Closes dialog without saving any changes made while it was open. In most cases, <text:span text:style-name="OOoKeystroke">Esc</text:span> is equivalent to clicking Cancel. When an open drop-down list is selected, <text:span text:style-name="OOoKeystroke">Esc </text:span>closes the list.</text:p>
          </table:table-cell>
        </table:table-row>
        <table:table-row table:style-name="Table7.4">
          <table:table-cell table:style-name="Table7.A4" office:value-type="string">
            <text:p text:style-name="OOoTableText"><text:span text:style-name="OOoKeystroke">Spacebar</text:span></text:p>
          </table:table-cell>
          <table:table-cell table:style-name="Table7.B9" office:value-type="string">
            <text:p text:style-name="OOoTableText">Checks an empty checkbox. Clears a checked checkbox.</text:p>
          </table:table-cell>
        </table:table-row>
        <table:table-row table:style-name="Table7.5">
          <table:table-cell table:style-name="Table7.A3" office:value-type="string">
            <text:p text:style-name="OOoTableText"><text:span text:style-name="OOoKeystroke">Up, down arrow keys </text:span></text:p>
          </table:table-cell>
          <table:table-cell table:style-name="Table7.B7" office:value-type="string">
            <text:p text:style-name="OOoTableText">Moves focus up and down a list. Increases or decreases value of a variable. Moves focus vertically within a section of dialog.</text:p>
          </table:table-cell>
        </table:table-row>
        <table:table-row table:style-name="Table7.6">
          <table:table-cell table:style-name="Table7.A6" office:value-type="string">
            <text:p text:style-name="OOoTableText"><text:span text:style-name="OOoKeystroke">Left, right arrow keys</text:span></text:p>
          </table:table-cell>
          <table:table-cell table:style-name="Table7.B9" office:value-type="string">
            <text:p text:style-name="OOoTableText">Moves focus horizontally within a section of a dialog.</text:p>
          </table:table-cell>
        </table:table-row>
        <table:table-row table:style-name="Table7.7">
          <table:table-cell table:style-name="Table7.A3" office:value-type="string">
            <text:p text:style-name="OOoTableText"><text:span text:style-name="OOoKeystroke">Tab</text:span></text:p>
          </table:table-cell>
          <table:table-cell table:style-name="Table7.B7" office:value-type="string">
            <text:p text:style-name="OOoTableText">Advances focus to the next section or element of a dialog.</text:p>
          </table:table-cell>
        </table:table-row>
        <table:table-row table:style-name="Table7.8">
          <table:table-cell table:style-name="Table7.A6" office:value-type="string">
            <text:p text:style-name="OOoTableText"><text:span text:style-name="OOoKeystroke">Shift+Tab</text:span></text:p>
          </table:table-cell>
          <table:table-cell table:style-name="Table7.B9" office:value-type="string">
            <text:p text:style-name="P3">Returns focus to the previous section or element in a dialog.</text:p>
          </table:table-cell>
        </table:table-row>
        <table:table-row table:style-name="Table7.9">
          <table:table-cell table:style-name="Table7.A6" office:value-type="string">
            <text:p text:style-name="OOoTableText"><text:span text:style-name="OOoKeystroke">Alt+Down Arrow</text:span></text:p>
          </table:table-cell>
          <table:table-cell table:style-name="Table7.B9" office:value-type="string">
            <text:p text:style-name="OOoTableText">Shows items in a drop-down list.</text:p>
          </table:table-cell>
        </table:table-row>
      </table:table>
      <text:h text:style-name="P32" text:outline-level="1"><text:bookmark-start text:name="__RefHeading__9180_964876837"/>Macros<text:bookmark-end text:name="__RefHeading__9180_964876837"/></text:h>
      <table:table table:name="Table3" table:style-name="Table3">
        <table:table-column table:style-name="Table3.A"/>
        <table:table-column table:style-name="Table3.B"/>
        <table:table-header-rows>
          <table:table-row table:style-name="Table3.1">
            <table:table-cell table:style-name="Table3.A1" office:value-type="string">
              <text:p text:style-name="P19">Shortcut Keys</text:p>
            </table:table-cell>
            <table:table-cell table:style-name="Table3.A1" office:value-type="string">
              <text:p text:style-name="P19">Result</text:p>
            </table:table-cell>
          </table:table-row>
        </table:table-header-rows>
        <table:table-row table:style-name="Table3.1">
          <table:table-cell table:style-name="Table3.A2" office:value-type="string">
            <text:p text:style-name="OOoTableText"><text:span text:style-name="OOoKeystroke">Ctrl+*</text:span> (multiplication sign: on number pad only)</text:p>
          </table:table-cell>
          <table:table-cell table:style-name="Table3.A2" office:value-type="string">
            <text:p text:style-name="P11">Runs a macro field.</text:p>
          </table:table-cell>
        </table:table-row>
        <table:table-row table:style-name="Table3.1">
          <table:table-cell table:style-name="Table3.A2" office:value-type="string">
            <text:p text:style-name="P7"><text:span text:style-name="OOoKeystroke">Shift+Ctrl+Q</text:span></text:p>
          </table:table-cell>
          <table:table-cell table:style-name="Table3.A2" office:value-type="string">
            <text:p text:style-name="P12">Stops a running macro.</text:p>
          </table:table-cell>
        </table:table-row>
      </table:table>
      <text:h text:style-name="OOoHeading_20_1" text:outline-level="1"><text:bookmark-start text:name="__RefHeading__6648_1474499666"/>Getting help<text:bookmark-end text:name="__RefHeading__6648_1474499666"/></text:h>
      <table:table table:name="Table1" table:style-name="Table1">
        <table:table-column table:style-name="Table1.A"/>
        <table:table-column table:style-name="Table1.B"/>
        <table:table-header-rows>
          <table:table-row table:style-name="Table1.1">
            <table:table-cell table:style-name="Table1.A1" office:value-type="string">
              <text:p text:style-name="OOoTableHeader">Shortcut Keys</text:p>
            </table:table-cell>
            <table:table-cell table:style-name="Table1.A1" office:value-type="string">
              <text:p text:style-name="OOoTableHeader">Result</text:p>
            </table:table-cell>
          </table:table-row>
        </table:table-header-rows>
        <table:table-row table:style-name="Table1.1">
          <table:table-cell table:style-name="Table1.A2" office:value-type="string">
            <text:p text:style-name="OOoTableText"><text:span text:style-name="OOoKeystroke">F1</text:span></text:p>
          </table:table-cell>
          <table:table-cell table:style-name="Table1.B5" office:value-type="string">
            <text:p text:style-name="OOoTableText">Opens the LibreOffice Help dialog. In LibreOffice Help: jumps to the first help page of the selected tab.</text:p>
          </table:table-cell>
        </table:table-row>
        <table:table-row table:style-name="Table1.1">
          <table:table-cell table:style-name="Table1.A3" office:value-type="string">
            <text:p text:style-name="OOoTableText"><text:span text:style-name="OOoKeystroke">Shift+F1</text:span></text:p>
          </table:table-cell>
          <table:table-cell table:style-name="Table1.B3" office:value-type="string">
            <text:p text:style-name="OOoTableText">Turns the cursor into the <text:span text:style-name="OOoEmphasis">What’s This?</text:span> question mark. Shows the tip for an item underneath the cursor.</text:p>
          </table:table-cell>
        </table:table-row>
        <table:table-row table:style-name="Table1.1">
          <table:table-cell table:style-name="Table1.A2" office:value-type="string">
            <text:p text:style-name="OOoTableText"><text:span text:style-name="OOoKeystroke">Shift+F2</text:span></text:p>
          </table:table-cell>
          <table:table-cell table:style-name="Table1.B5" office:value-type="string">
            <text:p text:style-name="OOoTableText">Shows tip for a selected item.</text:p>
          </table:table-cell>
        </table:table-row>
        <table:table-row table:style-name="Table1.1">
          <table:table-cell table:style-name="Table1.A2" office:value-type="string">
            <text:p text:style-name="OOoTableText"><text:span text:style-name="OOoKeystroke">Esc</text:span></text:p>
          </table:table-cell>
          <table:table-cell table:style-name="Table1.B5" office:value-type="string">
            <text:p text:style-name="OOoTableText">In LibreOffice Help: goes up one level.</text:p>
          </table:table-cell>
        </table:table-row>
      </table:table>
      <text:h text:style-name="OOoHeading_20_1" text:outline-level="1"><text:bookmark-start text:name="__RefHeading__3063_280305268"/><text:soft-page-break/><text:alphabetical-index-mark text:string-value="Managing documents"/>Managing documents<text:bookmark-end text:name="__RefHeading__3063_280305268"/></text:h>
      <table:table table:name="Table5" table:style-name="Table5">
        <table:table-column table:style-name="Table5.A"/>
        <table:table-column table:style-name="Table5.B"/>
        <table:table-header-rows>
          <table:table-row table:style-name="Table5.1">
            <table:table-cell table:style-name="Table5.A1" office:value-type="string">
              <text:p text:style-name="OOoTableHeader">Shortcut Keys</text:p>
            </table:table-cell>
            <table:table-cell table:style-name="Table5.A1" office:value-type="string">
              <text:p text:style-name="OOoTableHeader">Result</text:p>
            </table:table-cell>
          </table:table-row>
        </table:table-header-rows>
        <table:table-row table:style-name="Table5.1">
          <table:table-cell table:style-name="Table5.A2" office:value-type="string">
            <text:p text:style-name="OOoTableText"><text:span text:style-name="OOoKeystroke">Ctrl+F4</text:span> or <text:span text:style-name="OOoKeystroke">Alt+F4</text:span></text:p>
          </table:table-cell>
          <table:table-cell table:style-name="Table5.B11" office:value-type="string">
            <text:p text:style-name="OOoTableText">Closes the current document. Closes LibreOffice when the last open document is closed.</text:p>
          </table:table-cell>
        </table:table-row>
        <table:table-row table:style-name="Table5.1">
          <table:table-cell table:style-name="Table5.A3" office:value-type="string">
            <text:p text:style-name="OOoTableText"><text:span text:style-name="OOoKeystroke">Ctrl+O</text:span></text:p>
          </table:table-cell>
          <table:table-cell table:style-name="Table5.B9" office:value-type="string">
            <text:p text:style-name="OOoTableText">Launches the Open dialog to open a document.</text:p>
          </table:table-cell>
        </table:table-row>
        <table:table-row table:style-name="Table5.1">
          <table:table-cell table:style-name="Table5.A2" office:value-type="string">
            <text:p text:style-name="OOoTableText"><text:span text:style-name="OOoKeystroke">Ctrl+S</text:span></text:p>
          </table:table-cell>
          <table:table-cell table:style-name="Table5.B11" office:value-type="string">
            <text:p text:style-name="OOoTableText">Saves the current document. If you are working on a previously unsaved file, the shortcut launches the Save As dialog.</text:p>
          </table:table-cell>
        </table:table-row>
        <table:table-row table:style-name="Table5.1">
          <table:table-cell table:style-name="Table5.A3" office:value-type="string">
            <text:p text:style-name="OOoTableText"><text:span text:style-name="OOoKeystroke">Ctrl+N</text:span></text:p>
          </table:table-cell>
          <table:table-cell table:style-name="Table5.B9" office:value-type="string">
            <text:p text:style-name="OOoTableText">Creates a new document.</text:p>
          </table:table-cell>
        </table:table-row>
        <table:table-row table:style-name="Table5.1">
          <table:table-cell table:style-name="Table5.A2" office:value-type="string">
            <text:p text:style-name="OOoTableText"><text:span text:style-name="OOoKeystroke">Shift+Ctrl+N</text:span></text:p>
          </table:table-cell>
          <table:table-cell table:style-name="Table5.B11" office:value-type="string">
            <text:p text:style-name="OOoTableText">Opens the Templates and Documents dialog.</text:p>
          </table:table-cell>
        </table:table-row>
        <table:table-row table:style-name="Table5.1">
          <table:table-cell table:style-name="Table5.A3" office:value-type="string">
            <text:p text:style-name="OOoTableText"><text:span text:style-name="OOoKeystroke">Ctrl+P</text:span></text:p>
          </table:table-cell>
          <table:table-cell table:style-name="Table5.B9" office:value-type="string">
            <text:p text:style-name="OOoTableText">Opens the Print dialog to print the document.</text:p>
          </table:table-cell>
        </table:table-row>
        <table:table-row table:style-name="Table5.1">
          <table:table-cell table:style-name="Table5.A2" office:value-type="string">
            <text:p text:style-name="OOoTableText"><text:span text:style-name="OOoKeystroke">Ctrl+Q</text:span></text:p>
          </table:table-cell>
          <table:table-cell table:style-name="Table5.B11" office:value-type="string">
            <text:p text:style-name="OOoTableText">Closes the application.</text:p>
          </table:table-cell>
        </table:table-row>
        <table:table-row table:style-name="Table5.1">
          <table:table-cell table:style-name="Table5.A3" office:value-type="string">
            <text:p text:style-name="OOoTableText"><text:span text:style-name="OOoKeystroke">Del</text:span></text:p>
          </table:table-cell>
          <table:table-cell table:style-name="Table5.B9" office:value-type="string">
            <text:p text:style-name="OOoTableText">In the Save and Open dialogs, deletes the selected files or folders. Items can be retrieved from the Recycle Bin (Trash).</text:p>
          </table:table-cell>
        </table:table-row>
        <table:table-row table:style-name="Table5.1">
          <table:table-cell table:style-name="Table5.A2" office:value-type="string">
            <text:p text:style-name="OOoTableText"><text:span text:style-name="OOoKeystroke">Shift+Del</text:span></text:p>
          </table:table-cell>
          <table:table-cell table:style-name="Table5.B11" office:value-type="string">
            <text:p text:style-name="OOoTableText">In the Save and Open dialogs, deletes the selected files or folders. Items are permanently deleted: they can not be retrieved from the Recycle Bin.</text:p>
          </table:table-cell>
        </table:table-row>
        <table:table-row table:style-name="Table5.1">
          <table:table-cell table:style-name="Table5.A2" office:value-type="string">
            <text:p text:style-name="OOoTableText"><text:span text:style-name="OOoKeystroke">Backspace</text:span></text:p>
          </table:table-cell>
          <table:table-cell table:style-name="Table5.B11" office:value-type="string">
            <text:p text:style-name="OOoTableText">In the Save and Open dialogs, shows contents of the current directory's parent folder. </text:p>
          </table:table-cell>
        </table:table-row>
      </table:table>
      <text:h text:style-name="OOoHeading_20_1" text:outline-level="1"><text:bookmark-start text:name="__RefHeading__3065_280305268"/>Editing<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OOoTableHeader">Shortcut Keys</text:p>
            </table:table-cell>
            <table:table-cell table:style-name="Table6.A1" office:value-type="string">
              <text:p text:style-name="OOoTableHeader">Result</text:p>
            </table:table-cell>
          </table:table-row>
        </table:table-header-rows>
        <table:table-row table:style-name="Table6.2">
          <table:table-cell table:style-name="Table6.A2" office:value-type="string">
            <text:p text:style-name="OOoTableText"><text:span text:style-name="OOoKeystroke">Ctrl+X</text:span></text:p>
          </table:table-cell>
          <table:table-cell table:style-name="Table6.A2" office:value-type="string">
            <text:p text:style-name="OOoTableText">Cuts selected items.</text:p>
          </table:table-cell>
        </table:table-row>
        <table:table-row table:style-name="Table6.3">
          <table:table-cell table:style-name="Table6.A3" office:value-type="string">
            <text:p text:style-name="OOoTableText"><text:span text:style-name="OOoKeystroke">Ctrl+C</text:span></text:p>
          </table:table-cell>
          <table:table-cell table:style-name="Table6.A3" office:value-type="string">
            <text:p text:style-name="OOoTableText">Copies selected items.</text:p>
          </table:table-cell>
        </table:table-row>
        <table:table-row table:style-name="Table6.4">
          <table:table-cell table:style-name="Table6.A2" office:value-type="string">
            <text:p text:style-name="OOoTableText"><text:span text:style-name="OOoKeystroke">Ctrl+V</text:span></text:p>
          </table:table-cell>
          <table:table-cell table:style-name="Table6.A2" office:value-type="string">
            <text:p text:style-name="OOoTableText">Pastes copied or cut items from the clipboard.</text:p>
          </table:table-cell>
        </table:table-row>
        <table:table-row table:style-name="Table6.5">
          <table:table-cell table:style-name="Table6.A3" office:value-type="string">
            <text:p text:style-name="OOoTableText"><text:span text:style-name="OOoKeystroke">Ctrl+Shift+V</text:span></text:p>
          </table:table-cell>
          <table:table-cell table:style-name="Table6.A3" office:value-type="string">
            <text:p text:style-name="OOoTableText">Opens the Paste Special dialog.</text:p>
          </table:table-cell>
        </table:table-row>
        <table:table-row table:style-name="Table6.6">
          <table:table-cell table:style-name="Table6.A2" office:value-type="string">
            <text:p text:style-name="OOoTableText"><text:span text:style-name="OOoKeystroke">Ctrl+A</text:span></text:p>
          </table:table-cell>
          <table:table-cell table:style-name="Table6.A2" office:value-type="string">
            <text:p text:style-name="OOoTableText">Selects all.</text:p>
          </table:table-cell>
        </table:table-row>
        <table:table-row table:style-name="Table6.7">
          <table:table-cell table:style-name="Table6.A3" office:value-type="string">
            <text:p text:style-name="OOoTableText"><text:span text:style-name="OOoKeystroke">Ctrl+Z</text:span></text:p>
          </table:table-cell>
          <table:table-cell table:style-name="Table6.A3" office:value-type="string">
            <text:p text:style-name="OOoTableText">Undoes last action.</text:p>
          </table:table-cell>
        </table:table-row>
        <table:table-row table:style-name="Table6.8">
          <table:table-cell table:style-name="Table6.A2" office:value-type="string">
            <text:p text:style-name="OOoTableText"><text:span text:style-name="OOoKeystroke">Ctrl+Y</text:span></text:p>
          </table:table-cell>
          <table:table-cell table:style-name="Table6.A2" office:value-type="string">
            <text:p text:style-name="OOoTableText">Redoes last action.</text:p>
          </table:table-cell>
        </table:table-row>
        <table:table-row table:style-name="Table6.9">
          <table:table-cell table:style-name="Table6.A3" office:value-type="string">
            <text:p text:style-name="OOoTableText"><text:span text:style-name="OOoKeystroke">Ctrl+Shift+Y</text:span></text:p>
          </table:table-cell>
          <table:table-cell table:style-name="Table6.A3" office:value-type="string">
            <text:p text:style-name="OOoTableText">Repeats last command.</text:p>
          </table:table-cell>
        </table:table-row>
        <table:table-row table:style-name="Table6.10">
          <table:table-cell table:style-name="Table6.A2" office:value-type="string">
            <text:p text:style-name="OOoTableText"><text:span text:style-name="OOoKeystroke">Ctrl+F</text:span></text:p>
          </table:table-cell>
          <table:table-cell table:style-name="Table6.A2" office:value-type="string">
            <text:p text:style-name="OOoTableText">Opens the Find dialog</text:p>
          </table:table-cell>
        </table:table-row>
        <table:table-row table:style-name="Table6.11">
          <table:table-cell table:style-name="Table6.A2" office:value-type="string">
            <text:p text:style-name="OOoTableText"><text:span text:style-name="OOoKeystroke">Ctrl+H</text:span></text:p>
          </table:table-cell>
          <table:table-cell table:style-name="Table6.A2" office:value-type="string">
            <text:p text:style-name="OOoTableText">Opens the Find &amp; Replace dialog.</text:p>
          </table:table-cell>
        </table:table-row>
        <table:table-row table:style-name="Table6.12">
          <table:table-cell table:style-name="Table6.A3" office:value-type="string">
            <text:p text:style-name="OOoTableText"><text:span text:style-name="OOoKeystroke">Ctrl+Shift+F</text:span></text:p>
          </table:table-cell>
          <table:table-cell table:style-name="Table6.A3" office:value-type="string">
            <text:p text:style-name="OOoTableText">Searches for the last entered search term.</text:p>
          </table:table-cell>
        </table:table-row>
        <table:table-row table:style-name="Table6.13">
          <table:table-cell table:style-name="Table6.A2" office:value-type="string">
            <text:p text:style-name="OOoTableText"><text:span text:style-name="OOoKeystroke">Ctrl+Shift+R</text:span></text:p>
          </table:table-cell>
          <table:table-cell table:style-name="Table6.A2" office:value-type="string">
            <text:p text:style-name="OOoTableText">Refreshes (redraws) the document view.</text:p>
          </table:table-cell>
        </table:table-row>
        <table:table-row table:style-name="Table6.14">
          <table:table-cell table:style-name="Table6.A2" office:value-type="string">
            <text:p text:style-name="OOoTableText"><text:span text:style-name="OOoKeystroke">Ctrl+Shift+I</text:span></text:p>
          </table:table-cell>
          <table:table-cell table:style-name="Table6.A2" office:value-type="string">
            <text:p text:style-name="OOoTableText">Shows or hides the cursor in read-only text.</text:p>
          </table:table-cell>
        </table:table-row>
      </table:table>
      <text:h text:style-name="P33" text:outline-level="1"><text:bookmark-start text:name="__RefHeading__4070_474125404"/><text:soft-page-break/>Selecting rows and columns in a <text:alphabetical-index-mark text:string-value="database tables"/>database table opened by F4<text:bookmark-end text:name="__RefHeading__4070_474125404"/></text:h>
      <table:table table:name="Table12" table:style-name="Table12">
        <table:table-column table:style-name="Table12.A"/>
        <table:table-column table:style-name="Table12.B"/>
        <table:table-header-rows>
          <table:table-row table:style-name="Table12.1">
            <table:table-cell table:style-name="Table12.A1" office:value-type="string">
              <text:p text:style-name="P20">Shortcut keys</text:p>
            </table:table-cell>
            <table:table-cell table:style-name="Table12.A1" office:value-type="string">
              <text:p text:style-name="P20">Result</text:p>
            </table:table-cell>
          </table:table-row>
        </table:table-header-rows>
        <table:table-row table:style-name="Table12.1">
          <table:table-cell table:style-name="Table12.A2" office:value-type="string">
            <text:p text:style-name="P13"><text:span text:style-name="OOoKeystroke">Spacebar</text:span></text:p>
          </table:table-cell>
          <table:table-cell table:style-name="Table12.A2" office:value-type="string">
            <text:p text:style-name="P13">Toggles row selection, except when the row is in edit mode.</text:p>
          </table:table-cell>
        </table:table-row>
        <table:table-row table:style-name="Table12.1">
          <table:table-cell table:style-name="Table12.A2" office:value-type="string">
            <text:p text:style-name="P13"><text:span text:style-name="OOoKeystroke">Ctrl+Spacebar</text:span></text:p>
          </table:table-cell>
          <table:table-cell table:style-name="Table12.A2" office:value-type="string">
            <text:p text:style-name="P13">Toggles row selection.</text:p>
          </table:table-cell>
        </table:table-row>
        <table:table-row table:style-name="Table12.1">
          <table:table-cell table:style-name="Table12.A2" office:value-type="string">
            <text:p text:style-name="P13"><text:span text:style-name="OOoKeystroke">Shift+Spacebar</text:span></text:p>
          </table:table-cell>
          <table:table-cell table:style-name="Table12.A2" office:value-type="string">
            <text:p text:style-name="P13">Selects the current column.</text:p>
          </table:table-cell>
        </table:table-row>
        <table:table-row table:style-name="Table12.1">
          <table:table-cell table:style-name="Table12.A2" office:value-type="string">
            <text:p text:style-name="P13"><text:span text:style-name="OOoKeystroke">Ctrl+Page Up</text:span></text:p>
          </table:table-cell>
          <table:table-cell table:style-name="Table12.A2" office:value-type="string">
            <text:p text:style-name="P13">Moves pointer to the first row.</text:p>
          </table:table-cell>
        </table:table-row>
        <table:table-row table:style-name="Table12.1">
          <table:table-cell table:style-name="Table12.A2" office:value-type="string">
            <text:p text:style-name="P13"><text:span text:style-name="OOoKeystroke">Ctrl+Page Down</text:span></text:p>
          </table:table-cell>
          <table:table-cell table:style-name="Table12.A2" office:value-type="string">
            <text:p text:style-name="P13">Moves pointer to the last row.</text:p>
          </table:table-cell>
        </table:table-row>
      </table:table>
      <text:h text:style-name="P33" text:outline-level="1"><text:bookmark-start text:name="__RefHeading__5929_1920147500"/>Shortcut keys for <text:alphabetical-index-mark text:string-value="drawing objects"/>drawing objects<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P20">Shortcut keys</text:p>
            </table:table-cell>
            <table:table-cell table:style-name="Table13.A1" office:value-type="string">
              <text:p text:style-name="P20">Result</text:p>
            </table:table-cell>
          </table:table-row>
        </table:table-header-rows>
        <table:table-row table:style-name="Table13.1">
          <table:table-cell table:style-name="Table13.A2" office:value-type="string">
            <text:p text:style-name="P13">Select the toolbar with <text:span text:style-name="OOoKeystroke">F6</text:span>. Use the <text:span text:style-name="OOoKeystroke">Down Arrow</text:span> and <text:span text:style-name="OOoKeystroke">Right Arrow</text:span> to select the desired toolbar icon and press <text:span text:style-name="OOoKeystroke">Ctrl+Enter</text:span>.</text:p>
          </table:table-cell>
          <table:table-cell table:style-name="Table13.A2" office:value-type="string">
            <text:p text:style-name="P13">Inserts a Drawing Object.</text:p>
          </table:table-cell>
        </table:table-row>
        <table:table-row table:style-name="Table13.1">
          <table:table-cell table:style-name="Table13.A2" office:value-type="string">
            <text:p text:style-name="P13">Select the document with <text:span text:style-name="OOoKeystroke">Ctrl+F6</text:span> and press <text:span text:style-name="OOoKeystroke">Tab</text:span>.</text:p>
          </table:table-cell>
          <table:table-cell table:style-name="Table13.A2" office:value-type="string">
            <text:p text:style-name="P13">Selects a Drawing Object.</text:p>
          </table:table-cell>
        </table:table-row>
        <table:table-row table:style-name="Table13.1">
          <table:table-cell table:style-name="Table13.A2" office:value-type="string">
            <text:p text:style-name="P13"><text:span text:style-name="OOoKeystroke">Tab</text:span></text:p>
          </table:table-cell>
          <table:table-cell table:style-name="Table13.A2" office:value-type="string">
            <text:p text:style-name="P13">Selects the next Drawing Object.</text:p>
          </table:table-cell>
        </table:table-row>
        <table:table-row table:style-name="Table13.1">
          <table:table-cell table:style-name="Table13.A2" office:value-type="string">
            <text:p text:style-name="P13"><text:span text:style-name="OOoKeystroke">Shift+Tab</text:span></text:p>
          </table:table-cell>
          <table:table-cell table:style-name="Table13.A2" office:value-type="string">
            <text:p text:style-name="P13">Selects the previous Drawing Object.</text:p>
          </table:table-cell>
        </table:table-row>
        <table:table-row table:style-name="Table13.1">
          <table:table-cell table:style-name="Table13.A2" office:value-type="string">
            <text:p text:style-name="P13"><text:span text:style-name="OOoKeystroke">Ctrl+Home</text:span></text:p>
          </table:table-cell>
          <table:table-cell table:style-name="Table13.A2" office:value-type="string">
            <text:p text:style-name="P13">Selects the first Drawing Object.</text:p>
          </table:table-cell>
        </table:table-row>
        <table:table-row table:style-name="Table13.1">
          <table:table-cell table:style-name="Table13.A2" office:value-type="string">
            <text:p text:style-name="P13"><text:span text:style-name="OOoKeystroke">Ctrl+End</text:span></text:p>
          </table:table-cell>
          <table:table-cell table:style-name="Table13.A2" office:value-type="string">
            <text:p text:style-name="P13">Selects the last Drawing Object.</text:p>
          </table:table-cell>
        </table:table-row>
        <table:table-row table:style-name="Table13.1">
          <table:table-cell table:style-name="Table13.A2" office:value-type="string">
            <text:p text:style-name="P13"><text:span text:style-name="OOoKeystroke">Esc</text:span></text:p>
          </table:table-cell>
          <table:table-cell table:style-name="Table13.A2" office:value-type="string">
            <text:p text:style-name="P13">Ends Drawing Object selection.</text:p>
          </table:table-cell>
        </table:table-row>
        <table:table-row table:style-name="Table13.1">
          <table:table-cell table:style-name="Table13.A2" office:value-type="string">
            <text:p text:style-name="P13"><text:span text:style-name="OOoKeystroke">Esc</text:span> (in Handle Selection Mode)</text:p>
          </table:table-cell>
          <table:table-cell table:style-name="Table13.A2" office:value-type="string">
            <text:p text:style-name="P13">Exit Handle Selection Mode and return to Object Selection Mode.</text:p>
          </table:table-cell>
        </table:table-row>
        <table:table-row table:style-name="Table13.1">
          <table:table-cell table:style-name="Table13.A2" office:value-type="string">
            <text:p text:style-name="P13"><text:span text:style-name="OOoKeystroke">Up/Down/Left/Right Arrow</text:span></text:p>
          </table:table-cell>
          <table:table-cell table:style-name="Table13.A2" office:value-type="string">
            <text:p text:style-name="P13">Move the selected point (the snap-to-grid functions are temporarily disabled, but end points still snap to each other).</text:p>
          </table:table-cell>
        </table:table-row>
        <table:table-row table:style-name="Table13.1">
          <table:table-cell table:style-name="Table13.A2" office:value-type="string">
            <text:p text:style-name="P13"><text:span text:style-name="OOoKeystroke">Alt+Up/Down/Left/Right Arrow</text:span></text:p>
          </table:table-cell>
          <table:table-cell table:style-name="Table13.A2" office:value-type="string">
            <text:p text:style-name="P13">Moves the selected Drawing Object one pixel (in Selection Mode).</text:p>
            <text:p text:style-name="P13">Re-sizes a Drawing Object (in Handle Selection Mode).</text:p>
            <text:p text:style-name="P13">Rotates a Drawing Object (in Rotation Mode).</text:p>
            <text:p text:style-name="P13">Opens the properties dialog for a Drawing Object.</text:p>
            <text:p text:style-name="P13">Activates the Point Selection mode for the selected drawing object.</text:p>
          </table:table-cell>
        </table:table-row>
        <text:soft-page-break/>
        <table:table-row table:style-name="Table13.1">
          <table:table-cell table:style-name="Table13.A2" office:value-type="string">
            <text:p text:style-name="P13"><text:span text:style-name="OOoKeystroke">Spacebar</text:span></text:p>
          </table:table-cell>
          <table:table-cell table:style-name="Table13.A2" office:value-type="string">
            <text:p text:style-name="P13">Select a point of a drawing object (in Point Selection mode) / Cancel selection.</text:p>
            <text:p text:style-name="P13">The selected point blinks once per second.</text:p>
          </table:table-cell>
        </table:table-row>
        <table:table-row table:style-name="Table13.1">
          <table:table-cell table:style-name="Table13.A2" office:value-type="string">
            <text:p text:style-name="P13"><text:span text:style-name="OOoKeystroke">Shift+Spacebar</text:span></text:p>
          </table:table-cell>
          <table:table-cell table:style-name="Table13.A2" office:value-type="string">
            <text:p text:style-name="P13">Select an additional point in Point Selection mode.</text:p>
          </table:table-cell>
        </table:table-row>
        <table:table-row table:style-name="Table13.1">
          <table:table-cell table:style-name="Table13.A2" office:value-type="string">
            <text:p text:style-name="P13"><text:span text:style-name="OOoKeystroke">Ctrl+Tab</text:span></text:p>
          </table:table-cell>
          <table:table-cell table:style-name="Table13.A2" office:value-type="string">
            <text:p text:style-name="P13">Select the next point of the drawing object (Point Selection mode).</text:p>
            <text:p text:style-name="P13">In Rotation mode, the center of rotation can also be selected.</text:p>
          </table:table-cell>
        </table:table-row>
        <table:table-row table:style-name="Table13.1">
          <table:table-cell table:style-name="Table13.A2" office:value-type="string">
            <text:p text:style-name="P13"><text:span text:style-name="OOoKeystroke">Ctrl+Shift+Tab</text:span></text:p>
          </table:table-cell>
          <table:table-cell table:style-name="Table13.A2" office:value-type="string">
            <text:p text:style-name="P13">Select the previous point of the drawing object (Point Selection mode).</text:p>
          </table:table-cell>
        </table:table-row>
        <table:table-row table:style-name="Table13.1">
          <table:table-cell table:style-name="Table13.A2" office:value-type="string">
            <text:p text:style-name="P13"><text:span text:style-name="OOoKeystroke">Ctrl+Enter</text:span></text:p>
          </table:table-cell>
          <table:table-cell table:style-name="Table13.A2" office:value-type="string">
            <text:p text:style-name="P13">A new drawing object with default size is placed in the center of the current view.</text:p>
          </table:table-cell>
        </table:table-row>
        <table:table-row table:style-name="Table13.1">
          <table:table-cell table:style-name="Table13.A2" office:value-type="string">
            <text:p text:style-name="P13"><text:span text:style-name="OOoKeystroke">Ctrl+Enter</text:span> at the Selection icon</text:p>
          </table:table-cell>
          <table:table-cell table:style-name="Table13.A2" office:value-type="string">
            <text:p text:style-name="P13">Activates the first drawing object in the document.</text:p>
          </table:table-cell>
        </table:table-row>
        <table:table-row table:style-name="Table13.1">
          <table:table-cell table:style-name="Table13.A2" office:value-type="string">
            <text:p text:style-name="P13"><text:span text:style-name="OOoKeystroke">Esc</text:span></text:p>
          </table:table-cell>
          <table:table-cell table:style-name="Table13.A2" office:value-type="string">
            <text:p text:style-name="P13">Leave the Point Selection mode. The drawing object is selected afterwards.</text:p>
            <text:p text:style-name="P13">Edit a point of a drawing object (Point Edit mode).</text:p>
          </table:table-cell>
        </table:table-row>
        <table:table-row table:style-name="Table13.1">
          <table:table-cell table:style-name="Table13.A2" office:value-type="string">
            <text:p text:style-name="P13">Any text or numerical key</text:p>
          </table:table-cell>
          <table:table-cell table:style-name="Table13.A2" office:value-type="string">
            <text:p text:style-name="P13">If a drawing object is selected, switches to edit mode and places the cursor at the end of the text in the drawing object. A printable character is inserted.</text:p>
          </table:table-cell>
        </table:table-row>
        <table:table-row table:style-name="Table13.1">
          <table:table-cell table:style-name="Table13.A2" office:value-type="string">
            <text:p text:style-name="P13"><text:span text:style-name="OOoKeystroke">Alt</text:span> key while creating or scaling a graphic object</text:p>
          </table:table-cell>
          <table:table-cell table:style-name="Table13.A2" office:value-type="string">
            <text:p text:style-name="P13">The position of the object's center is fixed.</text:p>
          </table:table-cell>
        </table:table-row>
        <table:table-row table:style-name="Table13.1">
          <table:table-cell table:style-name="Table13.A2" office:value-type="string">
            <text:p text:style-name="P13"><text:span text:style-name="OOoKeystroke">Shift</text:span> key while creating or scaling a graphic object</text:p>
          </table:table-cell>
          <table:table-cell table:style-name="Table13.A2" office:value-type="string">
            <text:p text:style-name="P13">The ratio of the object's width to height is fixed.</text:p>
          </table:table-cell>
        </table:table-row>
      </table:table>
      <text:h text:style-name="OOoHeading_20_1" text:outline-level="1"><text:bookmark-start text:name="__RefHeading__3071_280305268"/>Defining keyboard shortcuts<text:bookmark-end text:name="__RefHeading__3071_280305268"/></text:h>
      <text:p text:style-name="OOoTextBody">In addition to using the built-in <text:alphabetical-index-mark text:string-value="assigning" text:key1="keyboard shortcuts"/>keyboard shortcuts listed in this Appendix, you can define your own. See Chapter 14, Customizing LibreOffice, for instructions.</text:p>
      <text:h text:style-name="OOoHeading_20_1" text:outline-level="1"><text:bookmark-start text:name="__RefHeading__3073_280305268"/>Further reading<text:bookmark-end text:name="__RefHeading__3073_280305268"/></text:h>
      <text:p text:style-name="OOoTextBody">For help with LibreOffice’s keyboard shortcuts, or using LibreOffice with a keyboard only, search the application Help using the “shortcut keys” or “accessibility” keyw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TableText.Italic" style:family="paragraph" style:parent-style-name="OOoTableText" style:next-style-name="OOoTableText">
      <style:text-properties fo:font-style="italic"/>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General keyboard shortcuts</text:chapter><text:tab/><text:page-number text:select-page="current">5</text:page-number></text:p>
      </style:footer>
      <style:footer-left>
        <text:p text:style-name="OOoFooter"><text:page-number text:select-page="current">6</text:page-number><text:tab/><text:title>Keyboard Shortcu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Keyboard Shortcuts</text:title><text:tab/><text:page-number text:select-page="current">3</text:page-number></text:p>
      </style:footer>
      <style:footer-left>
        <text:p text:style-name="OOoFooter"><text:page-number text:select-page="current">0</text:page-number><text:tab/><text:title>Keyboard Shortcuts</text:title></text:p>
      </style:footer-left>
    </style:master-page>
    <style:master-page style:name="OOoOneColumn" style:page-layout-name="Mpm6">
      <style:footer>
        <text:p text:style-name="MP2"><text:title>Keyboard Shortcut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1$Linux_X86_64 LibreOffice_project/881bb88abfe2992c6cede97c23e64a9885de87de</meta:generator>
    <dc:title>Keyboard Shortcuts</dc:title>
    <meta:creation-date>2008-09-09T09:05:49</meta:creation-date>
    <meta:editing-cycles>93</meta:editing-cycles>
    <meta:editing-duration>P3DT3H24M19S</meta:editing-duration>
    <meta:initial-creator>Jean Weber</meta:initial-creator>
    <dc:date>2014-06-12T08:21:06.751872373</dc:date>
    <dc:creator>Miloš Šrámek</dc:creator>
    <meta:printed-by>Alex Dunne</meta:printed-by>
    <meta:print-date>2010-10-11T22:43:09.95</meta:print-date>
    <meta:document-statistic meta:table-count="11" meta:image-count="1" meta:object-count="0" meta:page-count="10" meta:paragraph-count="282" meta:word-count="1999" meta:character-count="12063" meta:non-whitespace-character-count="10350"/>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